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riesRC_R" table:style-name="ta1">
        <table:shapes>
          <draw:frame draw:z-index="0" draw:style-name="gr1" draw:text-style-name="P1" svg:width="636.8pt" svg:height="442.15pt" svg:x="632.49pt" svg:y="15234.09pt">
            <loext:p draw:notify-on-update-of-ranges="seriesRC_R.A2:seriesRC_R.A1191 seriesRC_R.B1:seriesRC_R.B1 seriesRC_R.B2:seriesRC_R.B1191 seriesRC_R.A2:seriesRC_R.A1191 seriesRC_R.C1:seriesRC_R.C1 seriesRC_R.C2:seriesRC_R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-0.9045225" calcext:value-type="float">
            <text:p>-0.9045225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-0.723618" calcext:value-type="float">
            <text:p>-0.723618</text:p>
          </table:table-cell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-0.6633165" calcext:value-type="float">
            <text:p>-0.6633165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504" calcext:value-type="float">
            <text:p>0.0005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5124" calcext:value-type="float">
            <text:p>0.00051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5208" calcext:value-type="float">
            <text:p>0.00052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5292" calcext:value-type="float">
            <text:p>0.00052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5376" calcext:value-type="float">
            <text:p>0.00053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546" calcext:value-type="float">
            <text:p>0.0005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5544" calcext:value-type="float">
            <text:p>0.00055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5628" calcext:value-type="float">
            <text:p>0.00056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712" calcext:value-type="float">
            <text:p>0.00057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5796" calcext:value-type="float">
            <text:p>0.00057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588" calcext:value-type="float">
            <text:p>0.0005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5964" calcext:value-type="float">
            <text:p>0.00059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048" calcext:value-type="float">
            <text:p>0.00060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6132" calcext:value-type="float">
            <text:p>0.00061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216" calcext:value-type="float">
            <text:p>0.00062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3" calcext:value-type="float">
            <text:p>0.00063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384" calcext:value-type="float">
            <text:p>0.00063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468" calcext:value-type="float">
            <text:p>0.00064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552" calcext:value-type="float">
            <text:p>0.00065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636" calcext:value-type="float">
            <text:p>0.00066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72" calcext:value-type="float">
            <text:p>0.0006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6804" calcext:value-type="float">
            <text:p>0.00068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888" calcext:value-type="float">
            <text:p>0.00068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972" calcext:value-type="float">
            <text:p>0.00069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056" calcext:value-type="float">
            <text:p>0.00070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14" calcext:value-type="float">
            <text:p>0.00071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7224" calcext:value-type="float">
            <text:p>0.00072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7308" calcext:value-type="float">
            <text:p>0.00073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392" calcext:value-type="float">
            <text:p>0.00073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476" calcext:value-type="float">
            <text:p>0.00074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756" calcext:value-type="float">
            <text:p>0.0007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644" calcext:value-type="float">
            <text:p>0.00076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7728" calcext:value-type="float">
            <text:p>0.00077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812" calcext:value-type="float">
            <text:p>0.00078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896" calcext:value-type="float">
            <text:p>0.00078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98" calcext:value-type="float">
            <text:p>0.00079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064" calcext:value-type="float">
            <text:p>0.00080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148" calcext:value-type="float">
            <text:p>0.00081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232" calcext:value-type="float">
            <text:p>0.00082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316" calcext:value-type="float">
            <text:p>0.00083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4" calcext:value-type="float">
            <text:p>0.000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484" calcext:value-type="float">
            <text:p>0.00084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568" calcext:value-type="float">
            <text:p>0.00085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652" calcext:value-type="float">
            <text:p>0.00086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736" calcext:value-type="float">
            <text:p>0.00087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82" calcext:value-type="float">
            <text:p>0.00088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904" calcext:value-type="float">
            <text:p>0.00089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988" calcext:value-type="float">
            <text:p>0.00089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072" calcext:value-type="float">
            <text:p>0.00090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156" calcext:value-type="float">
            <text:p>0.00091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24" calcext:value-type="float">
            <text:p>0.0009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324" calcext:value-type="float">
            <text:p>0.00093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408" calcext:value-type="float">
            <text:p>0.00094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492" calcext:value-type="float">
            <text:p>0.00094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576" calcext:value-type="float">
            <text:p>0.00095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66" calcext:value-type="float">
            <text:p>0.00096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744" calcext:value-type="float">
            <text:p>0.00097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828" calcext:value-type="float">
            <text:p>0.00098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912" calcext:value-type="float">
            <text:p>0.00099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996" calcext:value-type="float">
            <text:p>0.00099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008" calcext:value-type="float">
            <text:p>0.001008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10164" calcext:value-type="float">
            <text:p>0.001016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10248" calcext:value-type="float">
            <text:p>0.001024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10332" calcext:value-type="float">
            <text:p>0.001033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10416" calcext:value-type="float">
            <text:p>0.0010416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105" calcext:value-type="float">
            <text:p>0.00105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10584" calcext:value-type="float">
            <text:p>0.001058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10668" calcext:value-type="float">
            <text:p>0.001066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10752" calcext:value-type="float">
            <text:p>0.001075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10836" calcext:value-type="float">
            <text:p>0.001083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1092" calcext:value-type="float">
            <text:p>0.0010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11004" calcext:value-type="float">
            <text:p>0.00110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11088" calcext:value-type="float">
            <text:p>0.00110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11172" calcext:value-type="float">
            <text:p>0.00111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11256" calcext:value-type="float">
            <text:p>0.00112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1134" calcext:value-type="float">
            <text:p>0.00113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11424" calcext:value-type="float">
            <text:p>0.00114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11508" calcext:value-type="float">
            <text:p>0.00115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11592" calcext:value-type="float">
            <text:p>0.00115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11676" calcext:value-type="float">
            <text:p>0.00116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1844" calcext:value-type="float">
            <text:p>0.00118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1928" calcext:value-type="float">
            <text:p>0.00119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12012" calcext:value-type="float">
            <text:p>0.00120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2096" calcext:value-type="float">
            <text:p>0.00120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218" calcext:value-type="float">
            <text:p>0.00121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2264" calcext:value-type="float">
            <text:p>0.00122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2348" calcext:value-type="float">
            <text:p>0.00123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2432" calcext:value-type="float">
            <text:p>0.00124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2516" calcext:value-type="float">
            <text:p>0.00125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26" calcext:value-type="float">
            <text:p>0.0012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12684" calcext:value-type="float">
            <text:p>0.00126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12768" calcext:value-type="float">
            <text:p>0.00127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12852" calcext:value-type="float">
            <text:p>0.00128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12936" calcext:value-type="float">
            <text:p>0.00129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1302" calcext:value-type="float">
            <text:p>0.0013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13104" calcext:value-type="float">
            <text:p>0.00131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13188" calcext:value-type="float">
            <text:p>0.00131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13272" calcext:value-type="float">
            <text:p>0.00132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3356" calcext:value-type="float">
            <text:p>0.00133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344" calcext:value-type="float">
            <text:p>0.0013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3524" calcext:value-type="float">
            <text:p>0.00135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3608" calcext:value-type="float">
            <text:p>0.00136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3692" calcext:value-type="float">
            <text:p>0.00136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3776" calcext:value-type="float">
            <text:p>0.00137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386" calcext:value-type="float">
            <text:p>0.0013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3944" calcext:value-type="float">
            <text:p>0.00139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4028" calcext:value-type="float">
            <text:p>0.00140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112" calcext:value-type="float">
            <text:p>0.00141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4196" calcext:value-type="float">
            <text:p>0.00141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428" calcext:value-type="float">
            <text:p>0.0014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364" calcext:value-type="float">
            <text:p>0.00143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448" calcext:value-type="float">
            <text:p>0.00144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532" calcext:value-type="float">
            <text:p>0.00145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616" calcext:value-type="float">
            <text:p>0.00146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7" calcext:value-type="float">
            <text:p>0.0014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784" calcext:value-type="float">
            <text:p>0.00147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868" calcext:value-type="float">
            <text:p>0.00148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952" calcext:value-type="float">
            <text:p>0.00149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036" calcext:value-type="float">
            <text:p>0.00150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12" calcext:value-type="float">
            <text:p>0.0015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5204" calcext:value-type="float">
            <text:p>0.00152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288" calcext:value-type="float">
            <text:p>0.00152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372" calcext:value-type="float">
            <text:p>0.00153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456" calcext:value-type="float">
            <text:p>0.00154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54" calcext:value-type="float">
            <text:p>0.0015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624" calcext:value-type="float">
            <text:p>0.00156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708" calcext:value-type="float">
            <text:p>0.00157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5792" calcext:value-type="float">
            <text:p>0.00157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876" calcext:value-type="float">
            <text:p>0.00158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96" calcext:value-type="float">
            <text:p>0.0015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6044" calcext:value-type="float">
            <text:p>0.00160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128" calcext:value-type="float">
            <text:p>0.00161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212" calcext:value-type="float">
            <text:p>0.00162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296" calcext:value-type="float">
            <text:p>0.00162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38" calcext:value-type="float">
            <text:p>0.0016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6464" calcext:value-type="float">
            <text:p>0.00164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6548" calcext:value-type="float">
            <text:p>0.00165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6632" calcext:value-type="float">
            <text:p>0.00166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6716" calcext:value-type="float">
            <text:p>0.00167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8" calcext:value-type="float">
            <text:p>0.001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6884" calcext:value-type="float">
            <text:p>0.00168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968" calcext:value-type="float">
            <text:p>0.00169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7052" calcext:value-type="float">
            <text:p>0.00170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7136" calcext:value-type="float">
            <text:p>0.00171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722" calcext:value-type="float">
            <text:p>0.0017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7304" calcext:value-type="float">
            <text:p>0.00173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7388" calcext:value-type="float">
            <text:p>0.00173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472" calcext:value-type="float">
            <text:p>0.00174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556" calcext:value-type="float">
            <text:p>0.00175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64" calcext:value-type="float">
            <text:p>0.0017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724" calcext:value-type="float">
            <text:p>0.00177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7808" calcext:value-type="float">
            <text:p>0.00178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892" calcext:value-type="float">
            <text:p>0.00178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7976" calcext:value-type="float">
            <text:p>0.00179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06" calcext:value-type="float">
            <text:p>0.0018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144" calcext:value-type="float">
            <text:p>0.00181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228" calcext:value-type="float">
            <text:p>0.00182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312" calcext:value-type="float">
            <text:p>0.00183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396" calcext:value-type="float">
            <text:p>0.00183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48" calcext:value-type="float">
            <text:p>0.0018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564" calcext:value-type="float">
            <text:p>0.00185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648" calcext:value-type="float">
            <text:p>0.00186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732" calcext:value-type="float">
            <text:p>0.00187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816" calcext:value-type="float">
            <text:p>0.00188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9" calcext:value-type="float">
            <text:p>0.0018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984" calcext:value-type="float">
            <text:p>0.00189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068" calcext:value-type="float">
            <text:p>0.00190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152" calcext:value-type="float">
            <text:p>0.00191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236" calcext:value-type="float">
            <text:p>0.00192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32" calcext:value-type="float">
            <text:p>0.0019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404" calcext:value-type="float">
            <text:p>0.00194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488" calcext:value-type="float">
            <text:p>0.00194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572" calcext:value-type="float">
            <text:p>0.00195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656" calcext:value-type="float">
            <text:p>0.00196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74" calcext:value-type="float">
            <text:p>0.0019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824" calcext:value-type="float">
            <text:p>0.00198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908" calcext:value-type="float">
            <text:p>0.00199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992" calcext:value-type="float">
            <text:p>0.00199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0076" calcext:value-type="float">
            <text:p>0.002007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2016" calcext:value-type="float">
            <text:p>0.002016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-0.844221" calcext:value-type="float">
            <text:p>-0.844221</text:p>
          </table:table-cell>
        </table:table-row>
        <table:table-row table:style-name="ro1">
          <table:table-cell office:value-type="float" office:value="0.0020244" calcext:value-type="float">
            <text:p>0.002024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20328" calcext:value-type="float">
            <text:p>0.002032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20412" calcext:value-type="float">
            <text:p>0.00204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6633165" calcext:value-type="float">
            <text:p>-0.6633165</text:p>
          </table:table-cell>
        </table:table-row>
        <table:table-row table:style-name="ro1">
          <table:table-cell office:value-type="float" office:value="0.0020496" calcext:value-type="float">
            <text:p>0.00204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2058" calcext:value-type="float">
            <text:p>0.0020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20664" calcext:value-type="float">
            <text:p>0.00206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20748" calcext:value-type="float">
            <text:p>0.00207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20832" calcext:value-type="float">
            <text:p>0.00208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20916" calcext:value-type="float">
            <text:p>0.00209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21" calcext:value-type="float">
            <text:p>0.0021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21084" calcext:value-type="float">
            <text:p>0.00210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21168" calcext:value-type="float">
            <text:p>0.002116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21252" calcext:value-type="float">
            <text:p>0.002125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21336" calcext:value-type="float">
            <text:p>0.002133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2142" calcext:value-type="float">
            <text:p>0.00214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21504" calcext:value-type="float">
            <text:p>0.00215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21588" calcext:value-type="float">
            <text:p>0.00215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21672" calcext:value-type="float">
            <text:p>0.00216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21756" calcext:value-type="float">
            <text:p>0.00217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2184" calcext:value-type="float">
            <text:p>0.0021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21924" calcext:value-type="float">
            <text:p>0.00219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22008" calcext:value-type="float">
            <text:p>0.00220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22092" calcext:value-type="float">
            <text:p>0.00220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22176" calcext:value-type="float">
            <text:p>0.00221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2226" calcext:value-type="float">
            <text:p>0.0022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22344" calcext:value-type="float">
            <text:p>0.00223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22428" calcext:value-type="float">
            <text:p>0.00224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22512" calcext:value-type="float">
            <text:p>0.00225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22596" calcext:value-type="float">
            <text:p>0.00225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2268" calcext:value-type="float">
            <text:p>0.0022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22764" calcext:value-type="float">
            <text:p>0.00227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22848" calcext:value-type="float">
            <text:p>0.00228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22932" calcext:value-type="float">
            <text:p>0.00229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23016" calcext:value-type="float">
            <text:p>0.00230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231" calcext:value-type="float">
            <text:p>0.0023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23184" calcext:value-type="float">
            <text:p>0.00231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3268" calcext:value-type="float">
            <text:p>0.00232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3352" calcext:value-type="float">
            <text:p>0.00233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3436" calcext:value-type="float">
            <text:p>0.00234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352" calcext:value-type="float">
            <text:p>0.0023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3604" calcext:value-type="float">
            <text:p>0.00236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3688" calcext:value-type="float">
            <text:p>0.00236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3772" calcext:value-type="float">
            <text:p>0.00237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3856" calcext:value-type="float">
            <text:p>0.00238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394" calcext:value-type="float">
            <text:p>0.0023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4024" calcext:value-type="float">
            <text:p>0.00240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4108" calcext:value-type="float">
            <text:p>0.00241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4192" calcext:value-type="float">
            <text:p>0.00241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4276" calcext:value-type="float">
            <text:p>0.00242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436" calcext:value-type="float">
            <text:p>0.0024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4444" calcext:value-type="float">
            <text:p>0.00244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4528" calcext:value-type="float">
            <text:p>0.00245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4612" calcext:value-type="float">
            <text:p>0.00246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4696" calcext:value-type="float">
            <text:p>0.00246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478" calcext:value-type="float">
            <text:p>0.0024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4864" calcext:value-type="float">
            <text:p>0.00248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4948" calcext:value-type="float">
            <text:p>0.00249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5032" calcext:value-type="float">
            <text:p>0.00250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5116" calcext:value-type="float">
            <text:p>0.00251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52" calcext:value-type="float">
            <text:p>0.002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5284" calcext:value-type="float">
            <text:p>0.00252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5368" calcext:value-type="float">
            <text:p>0.00253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5452" calcext:value-type="float">
            <text:p>0.00254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5536" calcext:value-type="float">
            <text:p>0.00255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562" calcext:value-type="float">
            <text:p>0.0025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5704" calcext:value-type="float">
            <text:p>0.00257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5788" calcext:value-type="float">
            <text:p>0.00257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5872" calcext:value-type="float">
            <text:p>0.00258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5956" calcext:value-type="float">
            <text:p>0.00259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604" calcext:value-type="float">
            <text:p>0.0026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6124" calcext:value-type="float">
            <text:p>0.00261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6208" calcext:value-type="float">
            <text:p>0.00262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6292" calcext:value-type="float">
            <text:p>0.00262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6376" calcext:value-type="float">
            <text:p>0.00263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646" calcext:value-type="float">
            <text:p>0.0026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6544" calcext:value-type="float">
            <text:p>0.00265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6628" calcext:value-type="float">
            <text:p>0.00266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6712" calcext:value-type="float">
            <text:p>0.00267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6796" calcext:value-type="float">
            <text:p>0.00267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688" calcext:value-type="float">
            <text:p>0.0026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6964" calcext:value-type="float">
            <text:p>0.00269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7048" calcext:value-type="float">
            <text:p>0.00270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7132" calcext:value-type="float">
            <text:p>0.00271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7216" calcext:value-type="float">
            <text:p>0.00272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73" calcext:value-type="float">
            <text:p>0.00273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7384" calcext:value-type="float">
            <text:p>0.00273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7468" calcext:value-type="float">
            <text:p>0.00274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7552" calcext:value-type="float">
            <text:p>0.00275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7636" calcext:value-type="float">
            <text:p>0.00276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772" calcext:value-type="float">
            <text:p>0.0027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7804" calcext:value-type="float">
            <text:p>0.00278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7888" calcext:value-type="float">
            <text:p>0.00278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7972" calcext:value-type="float">
            <text:p>0.00279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8056" calcext:value-type="float">
            <text:p>0.00280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814" calcext:value-type="float">
            <text:p>0.00281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8224" calcext:value-type="float">
            <text:p>0.00282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8308" calcext:value-type="float">
            <text:p>0.00283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8392" calcext:value-type="float">
            <text:p>0.00283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8476" calcext:value-type="float">
            <text:p>0.00284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856" calcext:value-type="float">
            <text:p>0.0028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8644" calcext:value-type="float">
            <text:p>0.00286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8728" calcext:value-type="float">
            <text:p>0.00287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8812" calcext:value-type="float">
            <text:p>0.00288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8896" calcext:value-type="float">
            <text:p>0.00288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898" calcext:value-type="float">
            <text:p>0.00289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064" calcext:value-type="float">
            <text:p>0.00290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9148" calcext:value-type="float">
            <text:p>0.00291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232" calcext:value-type="float">
            <text:p>0.00292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316" calcext:value-type="float">
            <text:p>0.00293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4" calcext:value-type="float">
            <text:p>0.002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484" calcext:value-type="float">
            <text:p>0.00294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9568" calcext:value-type="float">
            <text:p>0.00295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9652" calcext:value-type="float">
            <text:p>0.00296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736" calcext:value-type="float">
            <text:p>0.00297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982" calcext:value-type="float">
            <text:p>0.00298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9904" calcext:value-type="float">
            <text:p>0.00299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9988" calcext:value-type="float">
            <text:p>0.00299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0072" calcext:value-type="float">
            <text:p>0.0030072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30156" calcext:value-type="float">
            <text:p>0.0030156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3024" calcext:value-type="float">
            <text:p>0.00302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30324" calcext:value-type="float">
            <text:p>0.003032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30408" calcext:value-type="float">
            <text:p>0.003040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30492" calcext:value-type="float">
            <text:p>0.003049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30576" calcext:value-type="float">
            <text:p>0.0030576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3066" calcext:value-type="float">
            <text:p>0.00306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30744" calcext:value-type="float">
            <text:p>0.003074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30828" calcext:value-type="float">
            <text:p>0.003082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30912" calcext:value-type="float">
            <text:p>0.003091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30996" calcext:value-type="float">
            <text:p>0.00309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3108" calcext:value-type="float">
            <text:p>0.0031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31164" calcext:value-type="float">
            <text:p>0.00311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31248" calcext:value-type="float">
            <text:p>0.00312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31332" calcext:value-type="float">
            <text:p>0.00313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31416" calcext:value-type="float">
            <text:p>0.00314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315" calcext:value-type="float">
            <text:p>0.0031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31584" calcext:value-type="float">
            <text:p>0.00315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31668" calcext:value-type="float">
            <text:p>0.00316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31752" calcext:value-type="float">
            <text:p>0.00317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31836" calcext:value-type="float">
            <text:p>0.00318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3192" calcext:value-type="float">
            <text:p>0.0031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32004" calcext:value-type="float">
            <text:p>0.00320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32088" calcext:value-type="float">
            <text:p>0.00320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32172" calcext:value-type="float">
            <text:p>0.00321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32256" calcext:value-type="float">
            <text:p>0.00322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3234" calcext:value-type="float">
            <text:p>0.00323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32424" calcext:value-type="float">
            <text:p>0.00324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32508" calcext:value-type="float">
            <text:p>0.00325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32592" calcext:value-type="float">
            <text:p>0.00325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32676" calcext:value-type="float">
            <text:p>0.00326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3276" calcext:value-type="float">
            <text:p>0.0032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32844" calcext:value-type="float">
            <text:p>0.00328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32928" calcext:value-type="float">
            <text:p>0.00329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33012" calcext:value-type="float">
            <text:p>0.00330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33096" calcext:value-type="float">
            <text:p>0.00330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3318" calcext:value-type="float">
            <text:p>0.00331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3264" calcext:value-type="float">
            <text:p>0.00332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3348" calcext:value-type="float">
            <text:p>0.00333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3432" calcext:value-type="float">
            <text:p>0.00334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3516" calcext:value-type="float">
            <text:p>0.00335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36" calcext:value-type="float">
            <text:p>0.003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3684" calcext:value-type="float">
            <text:p>0.00336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3768" calcext:value-type="float">
            <text:p>0.00337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3852" calcext:value-type="float">
            <text:p>0.00338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3936" calcext:value-type="float">
            <text:p>0.00339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402" calcext:value-type="float">
            <text:p>0.0034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104" calcext:value-type="float">
            <text:p>0.00341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4188" calcext:value-type="float">
            <text:p>0.00341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272" calcext:value-type="float">
            <text:p>0.00342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356" calcext:value-type="float">
            <text:p>0.00343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44" calcext:value-type="float">
            <text:p>0.0034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524" calcext:value-type="float">
            <text:p>0.00345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608" calcext:value-type="float">
            <text:p>0.00346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692" calcext:value-type="float">
            <text:p>0.00346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776" calcext:value-type="float">
            <text:p>0.00347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86" calcext:value-type="float">
            <text:p>0.0034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944" calcext:value-type="float">
            <text:p>0.00349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5028" calcext:value-type="float">
            <text:p>0.00350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5112" calcext:value-type="float">
            <text:p>0.00351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5196" calcext:value-type="float">
            <text:p>0.00351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528" calcext:value-type="float">
            <text:p>0.0035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5364" calcext:value-type="float">
            <text:p>0.00353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5448" calcext:value-type="float">
            <text:p>0.00354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5532" calcext:value-type="float">
            <text:p>0.00355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5616" calcext:value-type="float">
            <text:p>0.00356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57" calcext:value-type="float">
            <text:p>0.00357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5784" calcext:value-type="float">
            <text:p>0.00357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5868" calcext:value-type="float">
            <text:p>0.00358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5952" calcext:value-type="float">
            <text:p>0.00359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6036" calcext:value-type="float">
            <text:p>0.00360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612" calcext:value-type="float">
            <text:p>0.0036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6204" calcext:value-type="float">
            <text:p>0.00362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6288" calcext:value-type="float">
            <text:p>0.00362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372" calcext:value-type="float">
            <text:p>0.00363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456" calcext:value-type="float">
            <text:p>0.00364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54" calcext:value-type="float">
            <text:p>0.0036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6624" calcext:value-type="float">
            <text:p>0.00366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708" calcext:value-type="float">
            <text:p>0.00367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792" calcext:value-type="float">
            <text:p>0.00367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876" calcext:value-type="float">
            <text:p>0.00368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696" calcext:value-type="float">
            <text:p>0.0036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7044" calcext:value-type="float">
            <text:p>0.00370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7128" calcext:value-type="float">
            <text:p>0.00371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7212" calcext:value-type="float">
            <text:p>0.00372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7296" calcext:value-type="float">
            <text:p>0.00372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738" calcext:value-type="float">
            <text:p>0.0037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7464" calcext:value-type="float">
            <text:p>0.00374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7548" calcext:value-type="float">
            <text:p>0.00375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7632" calcext:value-type="float">
            <text:p>0.00376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7716" calcext:value-type="float">
            <text:p>0.00377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78" calcext:value-type="float">
            <text:p>0.003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7884" calcext:value-type="float">
            <text:p>0.00378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7968" calcext:value-type="float">
            <text:p>0.00379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8052" calcext:value-type="float">
            <text:p>0.00380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8136" calcext:value-type="float">
            <text:p>0.00381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822" calcext:value-type="float">
            <text:p>0.0038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8304" calcext:value-type="float">
            <text:p>0.00383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8388" calcext:value-type="float">
            <text:p>0.00383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8472" calcext:value-type="float">
            <text:p>0.00384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8556" calcext:value-type="float">
            <text:p>0.00385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864" calcext:value-type="float">
            <text:p>0.0038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8724" calcext:value-type="float">
            <text:p>0.00387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8808" calcext:value-type="float">
            <text:p>0.00388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8892" calcext:value-type="float">
            <text:p>0.00388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8976" calcext:value-type="float">
            <text:p>0.00389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906" calcext:value-type="float">
            <text:p>0.0039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144" calcext:value-type="float">
            <text:p>0.00391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228" calcext:value-type="float">
            <text:p>0.00392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312" calcext:value-type="float">
            <text:p>0.00393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396" calcext:value-type="float">
            <text:p>0.00393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948" calcext:value-type="float">
            <text:p>0.0039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564" calcext:value-type="float">
            <text:p>0.00395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648" calcext:value-type="float">
            <text:p>0.00396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9732" calcext:value-type="float">
            <text:p>0.00397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816" calcext:value-type="float">
            <text:p>0.00398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99" calcext:value-type="float">
            <text:p>0.0039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984" calcext:value-type="float">
            <text:p>0.00399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0068" calcext:value-type="float">
            <text:p>0.0040068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40152" calcext:value-type="float">
            <text:p>0.0040152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-0.844221" calcext:value-type="float">
            <text:p>-0.844221</text:p>
          </table:table-cell>
        </table:table-row>
        <table:table-row table:style-name="ro1">
          <table:table-cell office:value-type="float" office:value="0.0040236" calcext:value-type="float">
            <text:p>0.004023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4032" calcext:value-type="float">
            <text:p>0.00403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-0.723618" calcext:value-type="float">
            <text:p>-0.723618</text:p>
          </table:table-cell>
        </table:table-row>
        <table:table-row table:style-name="ro1">
          <table:table-cell office:value-type="float" office:value="0.0040404" calcext:value-type="float">
            <text:p>0.004040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40488" calcext:value-type="float">
            <text:p>0.00404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40572" calcext:value-type="float">
            <text:p>0.00405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40656" calcext:value-type="float">
            <text:p>0.00406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4074" calcext:value-type="float">
            <text:p>0.00407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40824" calcext:value-type="float">
            <text:p>0.00408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40908" calcext:value-type="float">
            <text:p>0.00409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40992" calcext:value-type="float">
            <text:p>0.004099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41076" calcext:value-type="float">
            <text:p>0.00410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4116" calcext:value-type="float">
            <text:p>0.00411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41244" calcext:value-type="float">
            <text:p>0.004124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41328" calcext:value-type="float">
            <text:p>0.004132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41412" calcext:value-type="float">
            <text:p>0.004141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41496" calcext:value-type="float">
            <text:p>0.004149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4158" calcext:value-type="float">
            <text:p>0.00415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41664" calcext:value-type="float">
            <text:p>0.004166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41748" calcext:value-type="float">
            <text:p>0.00417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41832" calcext:value-type="float">
            <text:p>0.004183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41916" calcext:value-type="float">
            <text:p>0.00419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42084" calcext:value-type="float">
            <text:p>0.00420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42168" calcext:value-type="float">
            <text:p>0.00421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42252" calcext:value-type="float">
            <text:p>0.00422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42336" calcext:value-type="float">
            <text:p>0.00423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4242" calcext:value-type="float">
            <text:p>0.0042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42504" calcext:value-type="float">
            <text:p>0.00425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42588" calcext:value-type="float">
            <text:p>0.00425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42672" calcext:value-type="float">
            <text:p>0.00426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42756" calcext:value-type="float">
            <text:p>0.00427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4284" calcext:value-type="float">
            <text:p>0.0042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42924" calcext:value-type="float">
            <text:p>0.00429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43008" calcext:value-type="float">
            <text:p>0.00430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43092" calcext:value-type="float">
            <text:p>0.00430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43176" calcext:value-type="float">
            <text:p>0.00431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4326" calcext:value-type="float">
            <text:p>0.0043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43344" calcext:value-type="float">
            <text:p>0.00433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43428" calcext:value-type="float">
            <text:p>0.00434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3512" calcext:value-type="float">
            <text:p>0.00435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3596" calcext:value-type="float">
            <text:p>0.00435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368" calcext:value-type="float">
            <text:p>0.0043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3764" calcext:value-type="float">
            <text:p>0.00437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3848" calcext:value-type="float">
            <text:p>0.00438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3932" calcext:value-type="float">
            <text:p>0.00439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4016" calcext:value-type="float">
            <text:p>0.00440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41" calcext:value-type="float">
            <text:p>0.0044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4184" calcext:value-type="float">
            <text:p>0.00441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4268" calcext:value-type="float">
            <text:p>0.00442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4352" calcext:value-type="float">
            <text:p>0.00443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4436" calcext:value-type="float">
            <text:p>0.00444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452" calcext:value-type="float">
            <text:p>0.0044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4604" calcext:value-type="float">
            <text:p>0.00446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4688" calcext:value-type="float">
            <text:p>0.00446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4772" calcext:value-type="float">
            <text:p>0.00447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4856" calcext:value-type="float">
            <text:p>0.00448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494" calcext:value-type="float">
            <text:p>0.0044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5024" calcext:value-type="float">
            <text:p>0.00450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5108" calcext:value-type="float">
            <text:p>0.00451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5192" calcext:value-type="float">
            <text:p>0.00451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5276" calcext:value-type="float">
            <text:p>0.00452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536" calcext:value-type="float">
            <text:p>0.0045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5444" calcext:value-type="float">
            <text:p>0.00454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5528" calcext:value-type="float">
            <text:p>0.00455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5612" calcext:value-type="float">
            <text:p>0.00456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5696" calcext:value-type="float">
            <text:p>0.00456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578" calcext:value-type="float">
            <text:p>0.0045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5864" calcext:value-type="float">
            <text:p>0.00458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5948" calcext:value-type="float">
            <text:p>0.00459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6032" calcext:value-type="float">
            <text:p>0.00460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6116" calcext:value-type="float">
            <text:p>0.00461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62" calcext:value-type="float">
            <text:p>0.004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6284" calcext:value-type="float">
            <text:p>0.00462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6368" calcext:value-type="float">
            <text:p>0.00463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6452" calcext:value-type="float">
            <text:p>0.00464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6536" calcext:value-type="float">
            <text:p>0.00465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662" calcext:value-type="float">
            <text:p>0.0046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6704" calcext:value-type="float">
            <text:p>0.00467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6788" calcext:value-type="float">
            <text:p>0.00467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6872" calcext:value-type="float">
            <text:p>0.00468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6956" calcext:value-type="float">
            <text:p>0.00469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704" calcext:value-type="float">
            <text:p>0.0047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7124" calcext:value-type="float">
            <text:p>0.00471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7208" calcext:value-type="float">
            <text:p>0.00472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7292" calcext:value-type="float">
            <text:p>0.00472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7376" calcext:value-type="float">
            <text:p>0.00473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746" calcext:value-type="float">
            <text:p>0.0047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7544" calcext:value-type="float">
            <text:p>0.00475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7628" calcext:value-type="float">
            <text:p>0.00476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7712" calcext:value-type="float">
            <text:p>0.00477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7796" calcext:value-type="float">
            <text:p>0.00477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788" calcext:value-type="float">
            <text:p>0.0047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7964" calcext:value-type="float">
            <text:p>0.00479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8048" calcext:value-type="float">
            <text:p>0.00480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8132" calcext:value-type="float">
            <text:p>0.00481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8216" calcext:value-type="float">
            <text:p>0.00482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83" calcext:value-type="float">
            <text:p>0.0048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8384" calcext:value-type="float">
            <text:p>0.00483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8468" calcext:value-type="float">
            <text:p>0.00484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8552" calcext:value-type="float">
            <text:p>0.00485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8636" calcext:value-type="float">
            <text:p>0.00486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872" calcext:value-type="float">
            <text:p>0.0048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8804" calcext:value-type="float">
            <text:p>0.00488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8888" calcext:value-type="float">
            <text:p>0.00488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8972" calcext:value-type="float">
            <text:p>0.00489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9056" calcext:value-type="float">
            <text:p>0.00490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914" calcext:value-type="float">
            <text:p>0.00491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9224" calcext:value-type="float">
            <text:p>0.00492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9308" calcext:value-type="float">
            <text:p>0.00493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9392" calcext:value-type="float">
            <text:p>0.00493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9476" calcext:value-type="float">
            <text:p>0.00494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956" calcext:value-type="float">
            <text:p>0.0049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9644" calcext:value-type="float">
            <text:p>0.00496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9728" calcext:value-type="float">
            <text:p>0.00497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9812" calcext:value-type="float">
            <text:p>0.00498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9896" calcext:value-type="float">
            <text:p>0.00498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998" calcext:value-type="float">
            <text:p>0.00499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0064" calcext:value-type="float">
            <text:p>0.0050064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50148" calcext:value-type="float">
            <text:p>0.005014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50232" calcext:value-type="float">
            <text:p>0.0050232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50316" calcext:value-type="float">
            <text:p>0.0050316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504" calcext:value-type="float">
            <text:p>0.0050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50484" calcext:value-type="float">
            <text:p>0.005048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50568" calcext:value-type="float">
            <text:p>0.005056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50652" calcext:value-type="float">
            <text:p>0.005065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50736" calcext:value-type="float">
            <text:p>0.005073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5082" calcext:value-type="float">
            <text:p>0.00508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50904" calcext:value-type="float">
            <text:p>0.005090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50988" calcext:value-type="float">
            <text:p>0.00509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51072" calcext:value-type="float">
            <text:p>0.00510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51156" calcext:value-type="float">
            <text:p>0.00511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5124" calcext:value-type="float">
            <text:p>0.0051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51324" calcext:value-type="float">
            <text:p>0.00513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51408" calcext:value-type="float">
            <text:p>0.00514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51492" calcext:value-type="float">
            <text:p>0.00514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51576" calcext:value-type="float">
            <text:p>0.00515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5166" calcext:value-type="float">
            <text:p>0.00516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51744" calcext:value-type="float">
            <text:p>0.00517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51828" calcext:value-type="float">
            <text:p>0.00518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51912" calcext:value-type="float">
            <text:p>0.00519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51996" calcext:value-type="float">
            <text:p>0.00519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5208" calcext:value-type="float">
            <text:p>0.0052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52164" calcext:value-type="float">
            <text:p>0.00521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52248" calcext:value-type="float">
            <text:p>0.00522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52332" calcext:value-type="float">
            <text:p>0.00523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52416" calcext:value-type="float">
            <text:p>0.00524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525" calcext:value-type="float">
            <text:p>0.0052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52584" calcext:value-type="float">
            <text:p>0.00525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52668" calcext:value-type="float">
            <text:p>0.00526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52752" calcext:value-type="float">
            <text:p>0.00527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52836" calcext:value-type="float">
            <text:p>0.00528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5292" calcext:value-type="float">
            <text:p>0.0052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53004" calcext:value-type="float">
            <text:p>0.00530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53088" calcext:value-type="float">
            <text:p>0.00530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53172" calcext:value-type="float">
            <text:p>0.00531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3256" calcext:value-type="float">
            <text:p>0.00532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5334" calcext:value-type="float">
            <text:p>0.0053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3424" calcext:value-type="float">
            <text:p>0.00534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3508" calcext:value-type="float">
            <text:p>0.00535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3592" calcext:value-type="float">
            <text:p>0.00535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3676" calcext:value-type="float">
            <text:p>0.00536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376" calcext:value-type="float">
            <text:p>0.0053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3844" calcext:value-type="float">
            <text:p>0.00538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3928" calcext:value-type="float">
            <text:p>0.00539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4012" calcext:value-type="float">
            <text:p>0.00540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096" calcext:value-type="float">
            <text:p>0.00540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18" calcext:value-type="float">
            <text:p>0.0054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264" calcext:value-type="float">
            <text:p>0.00542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4348" calcext:value-type="float">
            <text:p>0.00543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432" calcext:value-type="float">
            <text:p>0.00544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516" calcext:value-type="float">
            <text:p>0.00545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6" calcext:value-type="float">
            <text:p>0.005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684" calcext:value-type="float">
            <text:p>0.00546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768" calcext:value-type="float">
            <text:p>0.00547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852" calcext:value-type="float">
            <text:p>0.00548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936" calcext:value-type="float">
            <text:p>0.00549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502" calcext:value-type="float">
            <text:p>0.0055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5104" calcext:value-type="float">
            <text:p>0.00551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5188" calcext:value-type="float">
            <text:p>0.00551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5272" calcext:value-type="float">
            <text:p>0.00552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5356" calcext:value-type="float">
            <text:p>0.00553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544" calcext:value-type="float">
            <text:p>0.0055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5524" calcext:value-type="float">
            <text:p>0.00555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5608" calcext:value-type="float">
            <text:p>0.00556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5692" calcext:value-type="float">
            <text:p>0.00556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5776" calcext:value-type="float">
            <text:p>0.00557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586" calcext:value-type="float">
            <text:p>0.0055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5944" calcext:value-type="float">
            <text:p>0.00559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6028" calcext:value-type="float">
            <text:p>0.00560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112" calcext:value-type="float">
            <text:p>0.00561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6196" calcext:value-type="float">
            <text:p>0.00561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628" calcext:value-type="float">
            <text:p>0.0056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6364" calcext:value-type="float">
            <text:p>0.00563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448" calcext:value-type="float">
            <text:p>0.00564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6532" calcext:value-type="float">
            <text:p>0.00565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6616" calcext:value-type="float">
            <text:p>0.00566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67" calcext:value-type="float">
            <text:p>0.0056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6784" calcext:value-type="float">
            <text:p>0.00567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6868" calcext:value-type="float">
            <text:p>0.00568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952" calcext:value-type="float">
            <text:p>0.00569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036" calcext:value-type="float">
            <text:p>0.00570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12" calcext:value-type="float">
            <text:p>0.0057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204" calcext:value-type="float">
            <text:p>0.00572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7288" calcext:value-type="float">
            <text:p>0.00572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372" calcext:value-type="float">
            <text:p>0.00573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7456" calcext:value-type="float">
            <text:p>0.00574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54" calcext:value-type="float">
            <text:p>0.0057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7624" calcext:value-type="float">
            <text:p>0.00576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7708" calcext:value-type="float">
            <text:p>0.00577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7792" calcext:value-type="float">
            <text:p>0.00577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7876" calcext:value-type="float">
            <text:p>0.00578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796" calcext:value-type="float">
            <text:p>0.0057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8044" calcext:value-type="float">
            <text:p>0.00580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8128" calcext:value-type="float">
            <text:p>0.00581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212" calcext:value-type="float">
            <text:p>0.00582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8296" calcext:value-type="float">
            <text:p>0.00582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838" calcext:value-type="float">
            <text:p>0.0058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464" calcext:value-type="float">
            <text:p>0.00584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548" calcext:value-type="float">
            <text:p>0.00585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8632" calcext:value-type="float">
            <text:p>0.00586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8716" calcext:value-type="float">
            <text:p>0.00587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8" calcext:value-type="float">
            <text:p>0.005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884" calcext:value-type="float">
            <text:p>0.00588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8968" calcext:value-type="float">
            <text:p>0.00589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052" calcext:value-type="float">
            <text:p>0.005905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136" calcext:value-type="float">
            <text:p>0.00591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22" calcext:value-type="float">
            <text:p>0.0059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304" calcext:value-type="float">
            <text:p>0.00593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388" calcext:value-type="float">
            <text:p>0.00593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472" calcext:value-type="float">
            <text:p>0.00594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556" calcext:value-type="float">
            <text:p>0.00595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64" calcext:value-type="float">
            <text:p>0.0059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724" calcext:value-type="float">
            <text:p>0.00597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808" calcext:value-type="float">
            <text:p>0.00598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892" calcext:value-type="float">
            <text:p>0.00598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976" calcext:value-type="float">
            <text:p>0.00599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006" calcext:value-type="float">
            <text:p>0.006006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60144" calcext:value-type="float">
            <text:p>0.0060144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60228" calcext:value-type="float">
            <text:p>0.006022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60312" calcext:value-type="float">
            <text:p>0.006031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-0.723618" calcext:value-type="float">
            <text:p>-0.723618</text:p>
          </table:table-cell>
        </table:table-row>
        <table:table-row table:style-name="ro1">
          <table:table-cell office:value-type="float" office:value="0.0060396" calcext:value-type="float">
            <text:p>0.00603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6048" calcext:value-type="float">
            <text:p>0.0060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60564" calcext:value-type="float">
            <text:p>0.00605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60648" calcext:value-type="float">
            <text:p>0.00606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60732" calcext:value-type="float">
            <text:p>0.00607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60816" calcext:value-type="float">
            <text:p>0.00608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609" calcext:value-type="float">
            <text:p>0.00609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60984" calcext:value-type="float">
            <text:p>0.00609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61068" calcext:value-type="float">
            <text:p>0.006106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61152" calcext:value-type="float">
            <text:p>0.006115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61236" calcext:value-type="float">
            <text:p>0.006123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6132" calcext:value-type="float">
            <text:p>0.00613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61404" calcext:value-type="float">
            <text:p>0.006140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61488" calcext:value-type="float">
            <text:p>0.00614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61572" calcext:value-type="float">
            <text:p>0.006157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61656" calcext:value-type="float">
            <text:p>0.00616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6174" calcext:value-type="float">
            <text:p>0.0061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61824" calcext:value-type="float">
            <text:p>0.00618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61908" calcext:value-type="float">
            <text:p>0.00619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61992" calcext:value-type="float">
            <text:p>0.00619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62076" calcext:value-type="float">
            <text:p>0.00620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6216" calcext:value-type="float">
            <text:p>0.0062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62244" calcext:value-type="float">
            <text:p>0.00622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62328" calcext:value-type="float">
            <text:p>0.00623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62412" calcext:value-type="float">
            <text:p>0.00624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62496" calcext:value-type="float">
            <text:p>0.00624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6258" calcext:value-type="float">
            <text:p>0.00625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62664" calcext:value-type="float">
            <text:p>0.00626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62748" calcext:value-type="float">
            <text:p>0.00627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62832" calcext:value-type="float">
            <text:p>0.00628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62916" calcext:value-type="float">
            <text:p>0.00629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63084" calcext:value-type="float">
            <text:p>0.00630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63168" calcext:value-type="float">
            <text:p>0.00631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63252" calcext:value-type="float">
            <text:p>0.00632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63336" calcext:value-type="float">
            <text:p>0.00633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342" calcext:value-type="float">
            <text:p>0.0063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3504" calcext:value-type="float">
            <text:p>0.00635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3588" calcext:value-type="float">
            <text:p>0.00635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3672" calcext:value-type="float">
            <text:p>0.00636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3756" calcext:value-type="float">
            <text:p>0.00637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384" calcext:value-type="float">
            <text:p>0.0063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3924" calcext:value-type="float">
            <text:p>0.00639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4008" calcext:value-type="float">
            <text:p>0.00640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4092" calcext:value-type="float">
            <text:p>0.00640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4176" calcext:value-type="float">
            <text:p>0.00641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426" calcext:value-type="float">
            <text:p>0.0064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4344" calcext:value-type="float">
            <text:p>0.00643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4428" calcext:value-type="float">
            <text:p>0.00644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4512" calcext:value-type="float">
            <text:p>0.00645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4596" calcext:value-type="float">
            <text:p>0.00645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468" calcext:value-type="float">
            <text:p>0.0064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4764" calcext:value-type="float">
            <text:p>0.00647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4848" calcext:value-type="float">
            <text:p>0.00648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4932" calcext:value-type="float">
            <text:p>0.00649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5016" calcext:value-type="float">
            <text:p>0.00650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51" calcext:value-type="float">
            <text:p>0.0065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5184" calcext:value-type="float">
            <text:p>0.00651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5268" calcext:value-type="float">
            <text:p>0.00652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5352" calcext:value-type="float">
            <text:p>0.00653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5436" calcext:value-type="float">
            <text:p>0.00654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552" calcext:value-type="float">
            <text:p>0.0065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5604" calcext:value-type="float">
            <text:p>0.00656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5688" calcext:value-type="float">
            <text:p>0.00656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5772" calcext:value-type="float">
            <text:p>0.00657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5856" calcext:value-type="float">
            <text:p>0.00658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594" calcext:value-type="float">
            <text:p>0.0065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6024" calcext:value-type="float">
            <text:p>0.00660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6108" calcext:value-type="float">
            <text:p>0.00661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6192" calcext:value-type="float">
            <text:p>0.00661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6276" calcext:value-type="float">
            <text:p>0.00662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636" calcext:value-type="float">
            <text:p>0.0066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6444" calcext:value-type="float">
            <text:p>0.00664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6528" calcext:value-type="float">
            <text:p>0.00665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6612" calcext:value-type="float">
            <text:p>0.00666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6696" calcext:value-type="float">
            <text:p>0.00666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678" calcext:value-type="float">
            <text:p>0.0066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6864" calcext:value-type="float">
            <text:p>0.00668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6948" calcext:value-type="float">
            <text:p>0.00669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7032" calcext:value-type="float">
            <text:p>0.00670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7116" calcext:value-type="float">
            <text:p>0.00671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72" calcext:value-type="float">
            <text:p>0.006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7284" calcext:value-type="float">
            <text:p>0.00672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7368" calcext:value-type="float">
            <text:p>0.00673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7452" calcext:value-type="float">
            <text:p>0.00674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7536" calcext:value-type="float">
            <text:p>0.00675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762" calcext:value-type="float">
            <text:p>0.0067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7704" calcext:value-type="float">
            <text:p>0.00677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7788" calcext:value-type="float">
            <text:p>0.00677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7872" calcext:value-type="float">
            <text:p>0.00678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7956" calcext:value-type="float">
            <text:p>0.00679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804" calcext:value-type="float">
            <text:p>0.0068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8124" calcext:value-type="float">
            <text:p>0.00681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8208" calcext:value-type="float">
            <text:p>0.00682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8292" calcext:value-type="float">
            <text:p>0.00682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8376" calcext:value-type="float">
            <text:p>0.00683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846" calcext:value-type="float">
            <text:p>0.0068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8544" calcext:value-type="float">
            <text:p>0.00685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8628" calcext:value-type="float">
            <text:p>0.00686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8712" calcext:value-type="float">
            <text:p>0.00687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8796" calcext:value-type="float">
            <text:p>0.00687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888" calcext:value-type="float">
            <text:p>0.0068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8964" calcext:value-type="float">
            <text:p>0.00689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9048" calcext:value-type="float">
            <text:p>0.00690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132" calcext:value-type="float">
            <text:p>0.00691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216" calcext:value-type="float">
            <text:p>0.00692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93" calcext:value-type="float">
            <text:p>0.00693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9384" calcext:value-type="float">
            <text:p>0.00693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9468" calcext:value-type="float">
            <text:p>0.00694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9552" calcext:value-type="float">
            <text:p>0.00695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9636" calcext:value-type="float">
            <text:p>0.00696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72" calcext:value-type="float">
            <text:p>0.0069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9804" calcext:value-type="float">
            <text:p>0.00698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888" calcext:value-type="float">
            <text:p>0.00698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9972" calcext:value-type="float">
            <text:p>0.00699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0056" calcext:value-type="float">
            <text:p>0.0070056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7014" calcext:value-type="float">
            <text:p>0.00701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70224" calcext:value-type="float">
            <text:p>0.007022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70308" calcext:value-type="float">
            <text:p>0.0070308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70392" calcext:value-type="float">
            <text:p>0.007039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70476" calcext:value-type="float">
            <text:p>0.0070476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7056" calcext:value-type="float">
            <text:p>0.007056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70644" calcext:value-type="float">
            <text:p>0.007064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70728" calcext:value-type="float">
            <text:p>0.00707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70812" calcext:value-type="float">
            <text:p>0.007081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70896" calcext:value-type="float">
            <text:p>0.00708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7098" calcext:value-type="float">
            <text:p>0.00709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71064" calcext:value-type="float">
            <text:p>0.00710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71148" calcext:value-type="float">
            <text:p>0.00711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71232" calcext:value-type="float">
            <text:p>0.00712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71316" calcext:value-type="float">
            <text:p>0.00713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714" calcext:value-type="float">
            <text:p>0.0071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71484" calcext:value-type="float">
            <text:p>0.00714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71568" calcext:value-type="float">
            <text:p>0.00715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71652" calcext:value-type="float">
            <text:p>0.00716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71736" calcext:value-type="float">
            <text:p>0.00717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7182" calcext:value-type="float">
            <text:p>0.00718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71904" calcext:value-type="float">
            <text:p>0.00719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71988" calcext:value-type="float">
            <text:p>0.00719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72072" calcext:value-type="float">
            <text:p>0.00720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72156" calcext:value-type="float">
            <text:p>0.00721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7224" calcext:value-type="float">
            <text:p>0.0072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72324" calcext:value-type="float">
            <text:p>0.00723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72408" calcext:value-type="float">
            <text:p>0.00724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72492" calcext:value-type="float">
            <text:p>0.00724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72576" calcext:value-type="float">
            <text:p>0.00725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7266" calcext:value-type="float">
            <text:p>0.00726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72744" calcext:value-type="float">
            <text:p>0.00727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72828" calcext:value-type="float">
            <text:p>0.00728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72912" calcext:value-type="float">
            <text:p>0.00729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72996" calcext:value-type="float">
            <text:p>0.00729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7308" calcext:value-type="float">
            <text:p>0.0073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73164" calcext:value-type="float">
            <text:p>0.00731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73248" calcext:value-type="float">
            <text:p>0.00732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3332" calcext:value-type="float">
            <text:p>0.00733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3416" calcext:value-type="float">
            <text:p>0.00734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35" calcext:value-type="float">
            <text:p>0.0073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3584" calcext:value-type="float">
            <text:p>0.00735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3668" calcext:value-type="float">
            <text:p>0.00736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3752" calcext:value-type="float">
            <text:p>0.00737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3836" calcext:value-type="float">
            <text:p>0.00738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392" calcext:value-type="float">
            <text:p>0.0073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4004" calcext:value-type="float">
            <text:p>0.00740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088" calcext:value-type="float">
            <text:p>0.00740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4172" calcext:value-type="float">
            <text:p>0.00741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256" calcext:value-type="float">
            <text:p>0.00742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34" calcext:value-type="float">
            <text:p>0.0074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424" calcext:value-type="float">
            <text:p>0.00744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508" calcext:value-type="float">
            <text:p>0.00745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4592" calcext:value-type="float">
            <text:p>0.00745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676" calcext:value-type="float">
            <text:p>0.00746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76" calcext:value-type="float">
            <text:p>0.0074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844" calcext:value-type="float">
            <text:p>0.00748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928" calcext:value-type="float">
            <text:p>0.00749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012" calcext:value-type="float">
            <text:p>0.00750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096" calcext:value-type="float">
            <text:p>0.00750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18" calcext:value-type="float">
            <text:p>0.0075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264" calcext:value-type="float">
            <text:p>0.00752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348" calcext:value-type="float">
            <text:p>0.00753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432" calcext:value-type="float">
            <text:p>0.00754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5516" calcext:value-type="float">
            <text:p>0.007551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6" calcext:value-type="float">
            <text:p>0.007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684" calcext:value-type="float">
            <text:p>0.00756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768" calcext:value-type="float">
            <text:p>0.00757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5852" calcext:value-type="float">
            <text:p>0.00758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936" calcext:value-type="float">
            <text:p>0.00759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602" calcext:value-type="float">
            <text:p>0.0076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6104" calcext:value-type="float">
            <text:p>0.00761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6188" calcext:value-type="float">
            <text:p>0.00761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272" calcext:value-type="float">
            <text:p>0.00762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356" calcext:value-type="float">
            <text:p>0.00763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44" calcext:value-type="float">
            <text:p>0.0076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524" calcext:value-type="float">
            <text:p>0.00765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608" calcext:value-type="float">
            <text:p>0.00766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692" calcext:value-type="float">
            <text:p>0.00766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6776" calcext:value-type="float">
            <text:p>0.00767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86" calcext:value-type="float">
            <text:p>0.0076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944" calcext:value-type="float">
            <text:p>0.00769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7028" calcext:value-type="float">
            <text:p>0.00770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7112" calcext:value-type="float">
            <text:p>0.00771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196" calcext:value-type="float">
            <text:p>0.00771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28" calcext:value-type="float">
            <text:p>0.0077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364" calcext:value-type="float">
            <text:p>0.00773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7448" calcext:value-type="float">
            <text:p>0.00774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532" calcext:value-type="float">
            <text:p>0.00775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616" calcext:value-type="float">
            <text:p>0.00776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7" calcext:value-type="float">
            <text:p>0.0077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784" calcext:value-type="float">
            <text:p>0.00777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7868" calcext:value-type="float">
            <text:p>0.00778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7952" calcext:value-type="float">
            <text:p>0.00779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036" calcext:value-type="float">
            <text:p>0.00780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812" calcext:value-type="float">
            <text:p>0.0078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204" calcext:value-type="float">
            <text:p>0.00782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288" calcext:value-type="float">
            <text:p>0.00782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8372" calcext:value-type="float">
            <text:p>0.00783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456" calcext:value-type="float">
            <text:p>0.00784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54" calcext:value-type="float">
            <text:p>0.0078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624" calcext:value-type="float">
            <text:p>0.00786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8708" calcext:value-type="float">
            <text:p>0.00787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8792" calcext:value-type="float">
            <text:p>0.00787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876" calcext:value-type="float">
            <text:p>0.00788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896" calcext:value-type="float">
            <text:p>0.0078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044" calcext:value-type="float">
            <text:p>0.00790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128" calcext:value-type="float">
            <text:p>0.00791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212" calcext:value-type="float">
            <text:p>0.00792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296" calcext:value-type="float">
            <text:p>0.00792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38" calcext:value-type="float">
            <text:p>0.0079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464" calcext:value-type="float">
            <text:p>0.00794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548" calcext:value-type="float">
            <text:p>0.00795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632" calcext:value-type="float">
            <text:p>0.00796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716" calcext:value-type="float">
            <text:p>0.00797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8" calcext:value-type="float">
            <text:p>0.007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884" calcext:value-type="float">
            <text:p>0.00798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968" calcext:value-type="float">
            <text:p>0.00799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0052" calcext:value-type="float">
            <text:p>0.0080052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-0.9447235" calcext:value-type="float">
            <text:p>-0.9447235</text:p>
          </table:table-cell>
        </table:table-row>
        <table:table-row table:style-name="ro1">
          <table:table-cell office:value-type="float" office:value="0.0080136" calcext:value-type="float">
            <text:p>0.0080136</text:p>
          </table:table-cell>
          <table:table-cell office:value-type="float" office:value="-0.458291457" calcext:value-type="float">
            <text:p>-0.458291457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8022" calcext:value-type="float">
            <text:p>0.00802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80304" calcext:value-type="float">
            <text:p>0.008030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80388" calcext:value-type="float">
            <text:p>0.00803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80472" calcext:value-type="float">
            <text:p>0.00804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80556" calcext:value-type="float">
            <text:p>0.00805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8064" calcext:value-type="float">
            <text:p>0.0080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80724" calcext:value-type="float">
            <text:p>0.00807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80808" calcext:value-type="float">
            <text:p>0.00808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80892" calcext:value-type="float">
            <text:p>0.00808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80976" calcext:value-type="float">
            <text:p>0.008097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8106" calcext:value-type="float">
            <text:p>0.00810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81144" calcext:value-type="float">
            <text:p>0.008114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81228" calcext:value-type="float">
            <text:p>0.008122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81312" calcext:value-type="float">
            <text:p>0.008131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81396" calcext:value-type="float">
            <text:p>0.008139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8148" calcext:value-type="float">
            <text:p>0.0081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81564" calcext:value-type="float">
            <text:p>0.008156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81648" calcext:value-type="float">
            <text:p>0.00816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81732" calcext:value-type="float">
            <text:p>0.008173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81816" calcext:value-type="float">
            <text:p>0.00818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819" calcext:value-type="float">
            <text:p>0.0081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81984" calcext:value-type="float">
            <text:p>0.00819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82068" calcext:value-type="float">
            <text:p>0.00820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82152" calcext:value-type="float">
            <text:p>0.00821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82236" calcext:value-type="float">
            <text:p>0.00822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8232" calcext:value-type="float">
            <text:p>0.0082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82404" calcext:value-type="float">
            <text:p>0.00824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82488" calcext:value-type="float">
            <text:p>0.00824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82572" calcext:value-type="float">
            <text:p>0.00825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82656" calcext:value-type="float">
            <text:p>0.00826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8274" calcext:value-type="float">
            <text:p>0.0082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82824" calcext:value-type="float">
            <text:p>0.00828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82908" calcext:value-type="float">
            <text:p>0.00829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82992" calcext:value-type="float">
            <text:p>0.00829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83076" calcext:value-type="float">
            <text:p>0.00830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8316" calcext:value-type="float">
            <text:p>0.0083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83244" calcext:value-type="float">
            <text:p>0.00832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3328" calcext:value-type="float">
            <text:p>0.00833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83412" calcext:value-type="float">
            <text:p>0.00834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83496" calcext:value-type="float">
            <text:p>0.00834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8358" calcext:value-type="float">
            <text:p>0.00835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3664" calcext:value-type="float">
            <text:p>0.00836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3748" calcext:value-type="float">
            <text:p>0.00837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3832" calcext:value-type="float">
            <text:p>0.00838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3916" calcext:value-type="float">
            <text:p>0.00839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4084" calcext:value-type="float">
            <text:p>0.00840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4168" calcext:value-type="float">
            <text:p>0.00841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4252" calcext:value-type="float">
            <text:p>0.00842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4336" calcext:value-type="float">
            <text:p>0.00843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442" calcext:value-type="float">
            <text:p>0.00844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4504" calcext:value-type="float">
            <text:p>0.00845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4588" calcext:value-type="float">
            <text:p>0.00845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4672" calcext:value-type="float">
            <text:p>0.00846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4756" calcext:value-type="float">
            <text:p>0.00847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484" calcext:value-type="float">
            <text:p>0.0084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4924" calcext:value-type="float">
            <text:p>0.00849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5008" calcext:value-type="float">
            <text:p>0.00850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5092" calcext:value-type="float">
            <text:p>0.00850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5176" calcext:value-type="float">
            <text:p>0.00851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526" calcext:value-type="float">
            <text:p>0.0085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5344" calcext:value-type="float">
            <text:p>0.00853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5428" calcext:value-type="float">
            <text:p>0.00854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5512" calcext:value-type="float">
            <text:p>0.00855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5596" calcext:value-type="float">
            <text:p>0.00855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568" calcext:value-type="float">
            <text:p>0.0085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5764" calcext:value-type="float">
            <text:p>0.00857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5848" calcext:value-type="float">
            <text:p>0.00858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5932" calcext:value-type="float">
            <text:p>0.00859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6016" calcext:value-type="float">
            <text:p>0.00860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61" calcext:value-type="float">
            <text:p>0.0086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6184" calcext:value-type="float">
            <text:p>0.00861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6268" calcext:value-type="float">
            <text:p>0.00862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6352" calcext:value-type="float">
            <text:p>0.00863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6436" calcext:value-type="float">
            <text:p>0.00864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652" calcext:value-type="float">
            <text:p>0.0086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6604" calcext:value-type="float">
            <text:p>0.00866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6688" calcext:value-type="float">
            <text:p>0.00866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6772" calcext:value-type="float">
            <text:p>0.00867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6856" calcext:value-type="float">
            <text:p>0.00868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694" calcext:value-type="float">
            <text:p>0.0086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7024" calcext:value-type="float">
            <text:p>0.00870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7108" calcext:value-type="float">
            <text:p>0.00871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7192" calcext:value-type="float">
            <text:p>0.00871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7276" calcext:value-type="float">
            <text:p>0.00872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736" calcext:value-type="float">
            <text:p>0.0087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7444" calcext:value-type="float">
            <text:p>0.00874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7528" calcext:value-type="float">
            <text:p>0.00875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7612" calcext:value-type="float">
            <text:p>0.00876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7696" calcext:value-type="float">
            <text:p>0.00876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778" calcext:value-type="float">
            <text:p>0.0087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7864" calcext:value-type="float">
            <text:p>0.00878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7948" calcext:value-type="float">
            <text:p>0.00879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8032" calcext:value-type="float">
            <text:p>0.00880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8116" calcext:value-type="float">
            <text:p>0.00881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82" calcext:value-type="float">
            <text:p>0.0088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8284" calcext:value-type="float">
            <text:p>0.00882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8368" calcext:value-type="float">
            <text:p>0.00883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8452" calcext:value-type="float">
            <text:p>0.00884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8536" calcext:value-type="float">
            <text:p>0.00885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862" calcext:value-type="float">
            <text:p>0.0088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8704" calcext:value-type="float">
            <text:p>0.00887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8788" calcext:value-type="float">
            <text:p>0.00887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8872" calcext:value-type="float">
            <text:p>0.00888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8956" calcext:value-type="float">
            <text:p>0.00889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904" calcext:value-type="float">
            <text:p>0.0089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9124" calcext:value-type="float">
            <text:p>0.00891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9208" calcext:value-type="float">
            <text:p>0.00892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9292" calcext:value-type="float">
            <text:p>0.00892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9376" calcext:value-type="float">
            <text:p>0.00893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946" calcext:value-type="float">
            <text:p>0.0089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9544" calcext:value-type="float">
            <text:p>0.00895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9628" calcext:value-type="float">
            <text:p>0.00896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9712" calcext:value-type="float">
            <text:p>0.00897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9796" calcext:value-type="float">
            <text:p>0.00897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988" calcext:value-type="float">
            <text:p>0.0089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9964" calcext:value-type="float">
            <text:p>0.00899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0048" calcext:value-type="float">
            <text:p>0.0090048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90132" calcext:value-type="float">
            <text:p>0.0090132</text:p>
          </table:table-cell>
          <table:table-cell office:value-type="float" office:value="0.442211055" calcext:value-type="float">
            <text:p>0.442211055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90216" calcext:value-type="float">
            <text:p>0.0090216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903" calcext:value-type="float">
            <text:p>0.00903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90384" calcext:value-type="float">
            <text:p>0.0090384</text:p>
          </table:table-cell>
          <table:table-cell office:value-type="float" office:value="0.450251256" calcext:value-type="float">
            <text:p>0.450251256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90468" calcext:value-type="float">
            <text:p>0.009046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90552" calcext:value-type="float">
            <text:p>0.009055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90636" calcext:value-type="float">
            <text:p>0.009063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9072" calcext:value-type="float">
            <text:p>0.00907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90804" calcext:value-type="float">
            <text:p>0.009080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90888" calcext:value-type="float">
            <text:p>0.00908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90972" calcext:value-type="float">
            <text:p>0.00909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91056" calcext:value-type="float">
            <text:p>0.00910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9114" calcext:value-type="float">
            <text:p>0.00911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91224" calcext:value-type="float">
            <text:p>0.00912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91308" calcext:value-type="float">
            <text:p>0.00913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91392" calcext:value-type="float">
            <text:p>0.00913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91476" calcext:value-type="float">
            <text:p>0.00914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9156" calcext:value-type="float">
            <text:p>0.0091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91644" calcext:value-type="float">
            <text:p>0.00916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91728" calcext:value-type="float">
            <text:p>0.00917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91812" calcext:value-type="float">
            <text:p>0.00918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91896" calcext:value-type="float">
            <text:p>0.00918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9198" calcext:value-type="float">
            <text:p>0.00919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92064" calcext:value-type="float">
            <text:p>0.00920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92148" calcext:value-type="float">
            <text:p>0.00921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92232" calcext:value-type="float">
            <text:p>0.00922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92316" calcext:value-type="float">
            <text:p>0.00923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924" calcext:value-type="float">
            <text:p>0.009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92484" calcext:value-type="float">
            <text:p>0.00924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92568" calcext:value-type="float">
            <text:p>0.00925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92652" calcext:value-type="float">
            <text:p>0.00926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92736" calcext:value-type="float">
            <text:p>0.00927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9282" calcext:value-type="float">
            <text:p>0.0092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92904" calcext:value-type="float">
            <text:p>0.00929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92988" calcext:value-type="float">
            <text:p>0.00929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93072" calcext:value-type="float">
            <text:p>0.00930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93156" calcext:value-type="float">
            <text:p>0.00931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9324" calcext:value-type="float">
            <text:p>0.0093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93324" calcext:value-type="float">
            <text:p>0.00933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93408" calcext:value-type="float">
            <text:p>0.00934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3492" calcext:value-type="float">
            <text:p>0.00934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3576" calcext:value-type="float">
            <text:p>0.00935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366" calcext:value-type="float">
            <text:p>0.0093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3744" calcext:value-type="float">
            <text:p>0.00937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3828" calcext:value-type="float">
            <text:p>0.00938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3912" calcext:value-type="float">
            <text:p>0.00939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3996" calcext:value-type="float">
            <text:p>0.00939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408" calcext:value-type="float">
            <text:p>0.0094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164" calcext:value-type="float">
            <text:p>0.00941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248" calcext:value-type="float">
            <text:p>0.00942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332" calcext:value-type="float">
            <text:p>0.00943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416" calcext:value-type="float">
            <text:p>0.00944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5" calcext:value-type="float">
            <text:p>0.0094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584" calcext:value-type="float">
            <text:p>0.00945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668" calcext:value-type="float">
            <text:p>0.00946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752" calcext:value-type="float">
            <text:p>0.00947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836" calcext:value-type="float">
            <text:p>0.00948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92" calcext:value-type="float">
            <text:p>0.0094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004" calcext:value-type="float">
            <text:p>0.00950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5088" calcext:value-type="float">
            <text:p>0.00950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172" calcext:value-type="float">
            <text:p>0.00951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256" calcext:value-type="float">
            <text:p>0.00952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34" calcext:value-type="float">
            <text:p>0.0095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5424" calcext:value-type="float">
            <text:p>0.00954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508" calcext:value-type="float">
            <text:p>0.00955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592" calcext:value-type="float">
            <text:p>0.00955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676" calcext:value-type="float">
            <text:p>0.00956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76" calcext:value-type="float">
            <text:p>0.0095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5844" calcext:value-type="float">
            <text:p>0.00958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928" calcext:value-type="float">
            <text:p>0.00959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012" calcext:value-type="float">
            <text:p>0.00960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096" calcext:value-type="float">
            <text:p>0.00960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18" calcext:value-type="float">
            <text:p>0.0096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6264" calcext:value-type="float">
            <text:p>0.00962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348" calcext:value-type="float">
            <text:p>0.00963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6432" calcext:value-type="float">
            <text:p>0.00964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6516" calcext:value-type="float">
            <text:p>0.00965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6" calcext:value-type="float">
            <text:p>0.009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6684" calcext:value-type="float">
            <text:p>0.00966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6768" calcext:value-type="float">
            <text:p>0.00967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852" calcext:value-type="float">
            <text:p>0.00968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936" calcext:value-type="float">
            <text:p>0.00969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02" calcext:value-type="float">
            <text:p>0.0097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104" calcext:value-type="float">
            <text:p>0.00971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188" calcext:value-type="float">
            <text:p>0.00971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272" calcext:value-type="float">
            <text:p>0.00972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356" calcext:value-type="float">
            <text:p>0.00973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744" calcext:value-type="float">
            <text:p>0.0097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7524" calcext:value-type="float">
            <text:p>0.00975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7608" calcext:value-type="float">
            <text:p>0.00976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692" calcext:value-type="float">
            <text:p>0.00976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776" calcext:value-type="float">
            <text:p>0.00977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86" calcext:value-type="float">
            <text:p>0.0097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7944" calcext:value-type="float">
            <text:p>0.00979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028" calcext:value-type="float">
            <text:p>0.00980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112" calcext:value-type="float">
            <text:p>0.00981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196" calcext:value-type="float">
            <text:p>0.00981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28" calcext:value-type="float">
            <text:p>0.0098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364" calcext:value-type="float">
            <text:p>0.00983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448" calcext:value-type="float">
            <text:p>0.00984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532" calcext:value-type="float">
            <text:p>0.00985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616" calcext:value-type="float">
            <text:p>0.00986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7" calcext:value-type="float">
            <text:p>0.0098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784" calcext:value-type="float">
            <text:p>0.00987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868" calcext:value-type="float">
            <text:p>0.00988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952" calcext:value-type="float">
            <text:p>0.00989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036" calcext:value-type="float">
            <text:p>0.00990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12" calcext:value-type="float">
            <text:p>0.0099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204" calcext:value-type="float">
            <text:p>0.00992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288" calcext:value-type="float">
            <text:p>0.00992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372" calcext:value-type="float">
            <text:p>0.00993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456" calcext:value-type="float">
            <text:p>0.00994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54" calcext:value-type="float">
            <text:p>0.0099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624" calcext:value-type="float">
            <text:p>0.00996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708" calcext:value-type="float">
            <text:p>0.00997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792" calcext:value-type="float">
            <text:p>0.00997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876" calcext:value-type="float">
            <text:p>0.00998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MAX([.C2:.C1191])" office:value-type="float" office:value="0.884422" calcext:value-type="float">
            <text:p>0.884422</text:p>
          </table:table-cell>
          <table:table-cell/>
        </table:table-row>
        <table:table-row table:style-name="ro1">
          <table:table-cell/>
          <table:table-cell table:formula="of:=MIN([.C2:.C1191])" office:value-type="float" office:value="-0.9447235" calcext:value-type="float">
            <text:p>-0.944723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[.B1194]-[.B1195]" office:value-type="float" office:value="1.8291455" calcext:value-type="float">
            <text:p>1.82914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2:49:20.259294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2:53:55.268375327</dc:date>
    <meta:editing-duration>PT6M35S</meta:editing-duration>
    <meta:editing-cycles>2</meta:editing-cycles>
    <meta:generator>LibreOffice/5.1.6.2$Linux_X86_64 LibreOffice_project/10m0$Build-2</meta:generator>
    <meta:document-statistic meta:table-count="1" meta:cell-count="35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66cm" svg:height="15.599cm" xlink:href=".." xlink:type="simple" chart:class="chart:scatter" chart:style-name="ch1">
        <chart:title svg:x="10.118cm" svg:y="0.447cm" chart:style-name="ch2">
          <text:p>RC Circuit</text:p>
        </chart:title>
        <chart:legend chart:legend-position="end" svg:x="20.646cm" svg:y="7.251cm" style:legend-expansion="high" chart:style-name="ch3"/>
        <chart:plot-area chart:style-name="ch4" table:cell-range-address="seriesRC_R.A2:seriesRC_R.C1191 seriesRC_R.B1:seriesRC_R.C1" chart:data-source-has-labels="row" svg:x="1.46cm" svg:y="1.537cm" svg:width="18.737cm" svg:height="12.77cm">
          <chartooo:coordinate-region svg:x="2.293cm" svg:y="1.737cm" svg:width="17.572cm" svg:height="12.371cm"/>
          <chart:axis chart:dimension="x" chart:name="primary-x" chart:style-name="ch5">
            <chart:title svg:x="10.202cm" svg:y="14.618cm" chart:style-name="ch6">
              <text:p>Time (s)</text:p>
            </chart:title>
          </chart:axis>
          <chart:axis chart:dimension="y" chart:name="primary-y" chart:style-name="ch7">
            <chart:title svg:x="0.451cm" svg:y="8.773cm" chart:style-name="ch8">
              <text:p>Voltage (V)</text:p>
            </chart:title>
            <chart:grid chart:style-name="ch9" chart:class="major"/>
          </chart:axis>
          <chart:series chart:style-name="ch10" chart:values-cell-range-address="seriesRC_R.B2:seriesRC_R.B1191" chart:label-cell-address="seriesRC_R.B1:seriesRC_R.B1" chart:class="chart:scatter">
            <chart:domain table:cell-range-address="seriesRC_R.A2:seriesRC_R.A1191"/>
            <chart:data-point chart:repeated="1190"/>
          </chart:series>
          <chart:series chart:style-name="ch11" chart:values-cell-range-address="seriesRC_R.C2:seriesRC_R.C1191" chart:label-cell-address="seriesRC_R.C1:seriesRC_R.C1" chart:class="chart:scatter">
            <chart:data-point chart:repeated="11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in</text:p>
                <draw:g>
                  <svg:desc>seriesRC_R.B1:seriesRC_R.B1</svg:desc>
                </draw:g>
              </table:table-cell>
              <table:table-cell office:value-type="string">
                <text:p>VR</text:p>
                <draw:g>
                  <svg:desc>seriesRC_R.C1:seriesRC_R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eriesRC_R.A2:seriesRC_R.A1191</svg:desc>
                </draw:g>
              </table:table-cell>
              <table:table-cell office:value-type="float" office:value="0.490452261">
                <text:p>0.490452261</text:p>
                <draw:g>
                  <svg:desc>seriesRC_R.B2:seriesRC_R.B1191</svg:desc>
                </draw:g>
              </table:table-cell>
              <table:table-cell office:value-type="float" office:value="0">
                <text:p>0</text:p>
                <draw:g>
                  <svg:desc>seriesRC_R.C2:seriesRC_R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84">
                <text:p>0.0000084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-0.9045225">
                <text:p>-0.9045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68">
                <text:p>0.0000168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52">
                <text:p>0.000025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336">
                <text:p>0.000033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-0.723618">
                <text:p>-0.723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42">
                <text:p>0.00004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-0.6633165">
                <text:p>-0.6633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504">
                <text:p>0.0000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588">
                <text:p>0.00005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672">
                <text:p>0.00006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756">
                <text:p>0.00007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84">
                <text:p>0.0000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924">
                <text:p>0.00009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008">
                <text:p>0.000100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092">
                <text:p>0.000109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176">
                <text:p>0.000117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26">
                <text:p>0.00012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344">
                <text:p>0.000134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428">
                <text:p>0.000142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512">
                <text:p>0.000151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596">
                <text:p>0.000159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68">
                <text:p>0.00016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764">
                <text:p>0.000176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848">
                <text:p>0.00018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932">
                <text:p>0.00019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016">
                <text:p>0.00020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1">
                <text:p>0.0002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184">
                <text:p>0.00021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268">
                <text:p>0.00022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352">
                <text:p>0.00023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436">
                <text:p>0.00024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52">
                <text:p>0.00025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604">
                <text:p>0.00026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688">
                <text:p>0.00026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772">
                <text:p>0.00027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856">
                <text:p>0.00028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94">
                <text:p>0.0002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024">
                <text:p>0.00030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108">
                <text:p>0.00031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3192">
                <text:p>0.00031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276">
                <text:p>0.00032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336">
                <text:p>0.0003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3444">
                <text:p>0.00034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3528">
                <text:p>0.00035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3612">
                <text:p>0.00036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3696">
                <text:p>0.00036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378">
                <text:p>0.0003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3864">
                <text:p>0.00038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948">
                <text:p>0.00039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4032">
                <text:p>0.00040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4116">
                <text:p>0.00041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42">
                <text:p>0.0004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4284">
                <text:p>0.00042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4368">
                <text:p>0.00043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4452">
                <text:p>0.00044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4536">
                <text:p>0.00045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62">
                <text:p>0.0004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4704">
                <text:p>0.00047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788">
                <text:p>0.00047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4872">
                <text:p>0.00048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956">
                <text:p>0.00049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504">
                <text:p>0.0005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5124">
                <text:p>0.00051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5208">
                <text:p>0.00052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5292">
                <text:p>0.00052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5376">
                <text:p>0.00053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546">
                <text:p>0.0005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5544">
                <text:p>0.00055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5628">
                <text:p>0.00056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5712">
                <text:p>0.00057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5796">
                <text:p>0.00057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588">
                <text:p>0.0005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5964">
                <text:p>0.00059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6048">
                <text:p>0.00060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6132">
                <text:p>0.00061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6216">
                <text:p>0.00062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63">
                <text:p>0.00063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6384">
                <text:p>0.00063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468">
                <text:p>0.00064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6552">
                <text:p>0.00065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636">
                <text:p>0.00066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672">
                <text:p>0.0006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6804">
                <text:p>0.00068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6888">
                <text:p>0.00068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6972">
                <text:p>0.00069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7056">
                <text:p>0.00070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714">
                <text:p>0.0007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7224">
                <text:p>0.00072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7308">
                <text:p>0.00073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7392">
                <text:p>0.00073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7476">
                <text:p>0.00074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756">
                <text:p>0.0007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7644">
                <text:p>0.00076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7728">
                <text:p>0.00077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7812">
                <text:p>0.00078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7896">
                <text:p>0.00078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798">
                <text:p>0.00079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8064">
                <text:p>0.00080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8148">
                <text:p>0.00081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8232">
                <text:p>0.00082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8316">
                <text:p>0.00083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84">
                <text:p>0.000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8484">
                <text:p>0.00084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8568">
                <text:p>0.00085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8652">
                <text:p>0.00086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8736">
                <text:p>0.00087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882">
                <text:p>0.00088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8904">
                <text:p>0.00089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8988">
                <text:p>0.00089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9072">
                <text:p>0.00090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9156">
                <text:p>0.00091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924">
                <text:p>0.0009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9324">
                <text:p>0.00093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9408">
                <text:p>0.00094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9492">
                <text:p>0.00094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9576">
                <text:p>0.00095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966">
                <text:p>0.00096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9744">
                <text:p>0.00097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9828">
                <text:p>0.00098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9912">
                <text:p>0.00099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9996">
                <text:p>0.00099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008">
                <text:p>0.001008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0164">
                <text:p>0.001016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0248">
                <text:p>0.001024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0332">
                <text:p>0.001033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0416">
                <text:p>0.0010416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05">
                <text:p>0.00105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0584">
                <text:p>0.001058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0668">
                <text:p>0.001066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0752">
                <text:p>0.001075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0836">
                <text:p>0.001083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092">
                <text:p>0.0010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1004">
                <text:p>0.00110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1088">
                <text:p>0.00110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1172">
                <text:p>0.00111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1256">
                <text:p>0.00112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134">
                <text:p>0.00113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1424">
                <text:p>0.00114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1508">
                <text:p>0.00115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1592">
                <text:p>0.00115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1676">
                <text:p>0.00116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176">
                <text:p>0.0011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1844">
                <text:p>0.00118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1928">
                <text:p>0.00119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2012">
                <text:p>0.00120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2096">
                <text:p>0.00120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218">
                <text:p>0.00121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2264">
                <text:p>0.00122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2348">
                <text:p>0.00123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2432">
                <text:p>0.00124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2516">
                <text:p>0.00125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26">
                <text:p>0.0012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2684">
                <text:p>0.00126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2768">
                <text:p>0.00127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2852">
                <text:p>0.00128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2936">
                <text:p>0.00129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302">
                <text:p>0.0013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3104">
                <text:p>0.00131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3188">
                <text:p>0.00131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3272">
                <text:p>0.00132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3356">
                <text:p>0.00133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344">
                <text:p>0.0013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3524">
                <text:p>0.00135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3608">
                <text:p>0.00136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3692">
                <text:p>0.00136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3776">
                <text:p>0.00137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386">
                <text:p>0.0013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3944">
                <text:p>0.00139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4028">
                <text:p>0.00140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4112">
                <text:p>0.00141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4196">
                <text:p>0.00141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428">
                <text:p>0.0014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4364">
                <text:p>0.00143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4448">
                <text:p>0.00144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4532">
                <text:p>0.00145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4616">
                <text:p>0.00146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47">
                <text:p>0.0014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4784">
                <text:p>0.00147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4868">
                <text:p>0.00148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4952">
                <text:p>0.00149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5036">
                <text:p>0.00150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512">
                <text:p>0.0015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5204">
                <text:p>0.00152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5288">
                <text:p>0.00152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5372">
                <text:p>0.00153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5456">
                <text:p>0.00154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554">
                <text:p>0.0015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5624">
                <text:p>0.00156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5708">
                <text:p>0.00157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5792">
                <text:p>0.00157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5876">
                <text:p>0.00158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596">
                <text:p>0.0015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6044">
                <text:p>0.00160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16128">
                <text:p>0.00161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6212">
                <text:p>0.00162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6296">
                <text:p>0.00162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638">
                <text:p>0.0016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6464">
                <text:p>0.00164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6548">
                <text:p>0.00165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6632">
                <text:p>0.00166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6716">
                <text:p>0.00167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68">
                <text:p>0.001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6884">
                <text:p>0.00168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6968">
                <text:p>0.00169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7052">
                <text:p>0.00170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7136">
                <text:p>0.00171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722">
                <text:p>0.0017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7304">
                <text:p>0.00173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17388">
                <text:p>0.00173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7472">
                <text:p>0.00174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17556">
                <text:p>0.00175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764">
                <text:p>0.0017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7724">
                <text:p>0.00177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7808">
                <text:p>0.00178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7892">
                <text:p>0.00178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7976">
                <text:p>0.00179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1806">
                <text:p>0.0018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8144">
                <text:p>0.00181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8228">
                <text:p>0.00182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8312">
                <text:p>0.00183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8396">
                <text:p>0.00183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848">
                <text:p>0.0018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8564">
                <text:p>0.00185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8648">
                <text:p>0.00186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18732">
                <text:p>0.00187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18816">
                <text:p>0.00188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89">
                <text:p>0.0018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8984">
                <text:p>0.00189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19068">
                <text:p>0.00190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19152">
                <text:p>0.00191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9236">
                <text:p>0.00192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1932">
                <text:p>0.0019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9404">
                <text:p>0.00194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9488">
                <text:p>0.00194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9572">
                <text:p>0.00195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9656">
                <text:p>0.00196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1974">
                <text:p>0.0019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9824">
                <text:p>0.00198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19908">
                <text:p>0.00199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9992">
                <text:p>0.00199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0076">
                <text:p>0.002007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016">
                <text:p>0.002016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-0.844221">
                <text:p>-0.8442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20244">
                <text:p>0.002024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0328">
                <text:p>0.002032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0412">
                <text:p>0.00204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6633165">
                <text:p>-0.66331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20496">
                <text:p>0.00204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058">
                <text:p>0.0020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0664">
                <text:p>0.00206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0748">
                <text:p>0.00207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20832">
                <text:p>0.00208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0916">
                <text:p>0.00209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21">
                <text:p>0.0021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21084">
                <text:p>0.00210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21168">
                <text:p>0.002116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21252">
                <text:p>0.002125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1336">
                <text:p>0.002133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2142">
                <text:p>0.00214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21504">
                <text:p>0.00215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21588">
                <text:p>0.00215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21672">
                <text:p>0.00216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21756">
                <text:p>0.00217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2184">
                <text:p>0.0021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21924">
                <text:p>0.00219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22008">
                <text:p>0.00220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2092">
                <text:p>0.00220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2176">
                <text:p>0.00221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2226">
                <text:p>0.0022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2344">
                <text:p>0.00223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2428">
                <text:p>0.00224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2512">
                <text:p>0.00225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2596">
                <text:p>0.00225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2268">
                <text:p>0.0022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22764">
                <text:p>0.00227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2848">
                <text:p>0.00228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22932">
                <text:p>0.00229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23016">
                <text:p>0.00230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231">
                <text:p>0.0023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23184">
                <text:p>0.00231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23268">
                <text:p>0.00232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3352">
                <text:p>0.00233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23436">
                <text:p>0.00234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352">
                <text:p>0.0023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23604">
                <text:p>0.00236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23688">
                <text:p>0.00236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3772">
                <text:p>0.00237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3856">
                <text:p>0.00238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2394">
                <text:p>0.0023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4024">
                <text:p>0.00240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24108">
                <text:p>0.00241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24192">
                <text:p>0.00241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24276">
                <text:p>0.00242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436">
                <text:p>0.0024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4444">
                <text:p>0.00244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24528">
                <text:p>0.00245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24612">
                <text:p>0.00246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24696">
                <text:p>0.00246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2478">
                <text:p>0.0024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24864">
                <text:p>0.00248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24948">
                <text:p>0.00249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5032">
                <text:p>0.00250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25116">
                <text:p>0.00251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252">
                <text:p>0.002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25284">
                <text:p>0.00252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25368">
                <text:p>0.00253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25452">
                <text:p>0.00254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25536">
                <text:p>0.00255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2562">
                <text:p>0.0025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25704">
                <text:p>0.00257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25788">
                <text:p>0.00257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25872">
                <text:p>0.00258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25956">
                <text:p>0.00259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2604">
                <text:p>0.0026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26124">
                <text:p>0.00261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26208">
                <text:p>0.00262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26292">
                <text:p>0.00262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26376">
                <text:p>0.00263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2646">
                <text:p>0.0026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26544">
                <text:p>0.00265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26628">
                <text:p>0.00266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26712">
                <text:p>0.00267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26796">
                <text:p>0.00267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2688">
                <text:p>0.0026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26964">
                <text:p>0.00269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27048">
                <text:p>0.00270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27132">
                <text:p>0.00271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7216">
                <text:p>0.00272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273">
                <text:p>0.00273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27384">
                <text:p>0.00273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27468">
                <text:p>0.00274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27552">
                <text:p>0.00275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27636">
                <text:p>0.00276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2772">
                <text:p>0.0027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7804">
                <text:p>0.00278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27888">
                <text:p>0.00278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7972">
                <text:p>0.00279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28056">
                <text:p>0.00280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2814">
                <text:p>0.0028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28224">
                <text:p>0.00282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28308">
                <text:p>0.00283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28392">
                <text:p>0.00283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8476">
                <text:p>0.00284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2856">
                <text:p>0.0028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8644">
                <text:p>0.00286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28728">
                <text:p>0.00287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28812">
                <text:p>0.00288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8896">
                <text:p>0.00288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898">
                <text:p>0.00289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29064">
                <text:p>0.00290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29148">
                <text:p>0.00291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29232">
                <text:p>0.00292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9316">
                <text:p>0.00293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294">
                <text:p>0.002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29484">
                <text:p>0.00294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29568">
                <text:p>0.00295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29652">
                <text:p>0.00296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29736">
                <text:p>0.00297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2982">
                <text:p>0.00298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29904">
                <text:p>0.00299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29988">
                <text:p>0.00299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30072">
                <text:p>0.0030072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30156">
                <text:p>0.0030156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3024">
                <text:p>0.00302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30324">
                <text:p>0.003032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30408">
                <text:p>0.003040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30492">
                <text:p>0.003049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30576">
                <text:p>0.0030576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3066">
                <text:p>0.00306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30744">
                <text:p>0.003074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30828">
                <text:p>0.003082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30912">
                <text:p>0.003091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30996">
                <text:p>0.00309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3108">
                <text:p>0.0031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31164">
                <text:p>0.00311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31248">
                <text:p>0.00312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31332">
                <text:p>0.00313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31416">
                <text:p>0.00314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315">
                <text:p>0.0031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31584">
                <text:p>0.00315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31668">
                <text:p>0.00316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31752">
                <text:p>0.00317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31836">
                <text:p>0.00318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3192">
                <text:p>0.0031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32004">
                <text:p>0.00320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32088">
                <text:p>0.00320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32172">
                <text:p>0.00321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32256">
                <text:p>0.00322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3234">
                <text:p>0.00323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32424">
                <text:p>0.00324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32508">
                <text:p>0.00325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32592">
                <text:p>0.00325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32676">
                <text:p>0.00326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3276">
                <text:p>0.0032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32844">
                <text:p>0.00328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32928">
                <text:p>0.00329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33012">
                <text:p>0.00330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33096">
                <text:p>0.00330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3318">
                <text:p>0.00331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33264">
                <text:p>0.00332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33348">
                <text:p>0.00333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33432">
                <text:p>0.00334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33516">
                <text:p>0.00335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336">
                <text:p>0.003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33684">
                <text:p>0.00336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33768">
                <text:p>0.00337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33852">
                <text:p>0.00338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33936">
                <text:p>0.00339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3402">
                <text:p>0.0034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34104">
                <text:p>0.00341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34188">
                <text:p>0.00341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34272">
                <text:p>0.00342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34356">
                <text:p>0.00343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3444">
                <text:p>0.0034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34524">
                <text:p>0.00345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34608">
                <text:p>0.00346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34692">
                <text:p>0.00346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34776">
                <text:p>0.00347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3486">
                <text:p>0.0034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34944">
                <text:p>0.00349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35028">
                <text:p>0.00350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35112">
                <text:p>0.00351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35196">
                <text:p>0.00351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3528">
                <text:p>0.0035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35364">
                <text:p>0.00353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35448">
                <text:p>0.00354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35532">
                <text:p>0.00355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35616">
                <text:p>0.00356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357">
                <text:p>0.00357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35784">
                <text:p>0.00357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35868">
                <text:p>0.00358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35952">
                <text:p>0.00359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36036">
                <text:p>0.00360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3612">
                <text:p>0.0036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36204">
                <text:p>0.00362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36288">
                <text:p>0.00362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36372">
                <text:p>0.00363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36456">
                <text:p>0.00364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3654">
                <text:p>0.0036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36624">
                <text:p>0.00366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36708">
                <text:p>0.00367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36792">
                <text:p>0.00367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36876">
                <text:p>0.00368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3696">
                <text:p>0.0036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37044">
                <text:p>0.00370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37128">
                <text:p>0.00371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37212">
                <text:p>0.00372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37296">
                <text:p>0.00372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3738">
                <text:p>0.0037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37464">
                <text:p>0.00374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37548">
                <text:p>0.00375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37632">
                <text:p>0.00376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37716">
                <text:p>0.00377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378">
                <text:p>0.003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37884">
                <text:p>0.00378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37968">
                <text:p>0.00379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38052">
                <text:p>0.00380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38136">
                <text:p>0.00381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3822">
                <text:p>0.0038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38304">
                <text:p>0.00383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38388">
                <text:p>0.00383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38472">
                <text:p>0.00384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8556">
                <text:p>0.00385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3864">
                <text:p>0.0038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38724">
                <text:p>0.00387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38808">
                <text:p>0.00388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38892">
                <text:p>0.00388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38976">
                <text:p>0.00389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3906">
                <text:p>0.0039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39144">
                <text:p>0.00391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39228">
                <text:p>0.00392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39312">
                <text:p>0.00393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39396">
                <text:p>0.00393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3948">
                <text:p>0.0039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39564">
                <text:p>0.00395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39648">
                <text:p>0.00396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39732">
                <text:p>0.00397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39816">
                <text:p>0.00398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399">
                <text:p>0.0039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39984">
                <text:p>0.00399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40068">
                <text:p>0.0040068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40152">
                <text:p>0.0040152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-0.844221">
                <text:p>-0.8442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40236">
                <text:p>0.004023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4032">
                <text:p>0.00403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-0.723618">
                <text:p>-0.7236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40404">
                <text:p>0.004040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40488">
                <text:p>0.00404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40572">
                <text:p>0.00405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40656">
                <text:p>0.00406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4074">
                <text:p>0.00407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40824">
                <text:p>0.00408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40908">
                <text:p>0.00409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40992">
                <text:p>0.004099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41076">
                <text:p>0.00410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4116">
                <text:p>0.00411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41244">
                <text:p>0.004124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41328">
                <text:p>0.004132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41412">
                <text:p>0.004141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41496">
                <text:p>0.004149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4158">
                <text:p>0.00415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41664">
                <text:p>0.004166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41748">
                <text:p>0.00417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41832">
                <text:p>0.004183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41916">
                <text:p>0.00419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42">
                <text:p>0.00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42084">
                <text:p>0.00420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42168">
                <text:p>0.00421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42252">
                <text:p>0.00422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42336">
                <text:p>0.00423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4242">
                <text:p>0.0042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42504">
                <text:p>0.00425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42588">
                <text:p>0.00425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42672">
                <text:p>0.00426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42756">
                <text:p>0.00427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4284">
                <text:p>0.0042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42924">
                <text:p>0.00429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43008">
                <text:p>0.00430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43092">
                <text:p>0.00430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43176">
                <text:p>0.00431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4326">
                <text:p>0.0043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43344">
                <text:p>0.00433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43428">
                <text:p>0.00434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43512">
                <text:p>0.00435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43596">
                <text:p>0.00435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4368">
                <text:p>0.0043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43764">
                <text:p>0.00437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43848">
                <text:p>0.00438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43932">
                <text:p>0.00439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44016">
                <text:p>0.00440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441">
                <text:p>0.0044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44184">
                <text:p>0.00441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44268">
                <text:p>0.00442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44352">
                <text:p>0.00443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44436">
                <text:p>0.00444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4452">
                <text:p>0.0044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44604">
                <text:p>0.00446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44688">
                <text:p>0.00446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44772">
                <text:p>0.00447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44856">
                <text:p>0.00448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4494">
                <text:p>0.0044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45024">
                <text:p>0.00450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45108">
                <text:p>0.00451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45192">
                <text:p>0.00451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45276">
                <text:p>0.00452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4536">
                <text:p>0.0045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45444">
                <text:p>0.00454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45528">
                <text:p>0.00455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45612">
                <text:p>0.00456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45696">
                <text:p>0.00456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4578">
                <text:p>0.0045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45864">
                <text:p>0.00458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45948">
                <text:p>0.00459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46032">
                <text:p>0.00460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46116">
                <text:p>0.00461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462">
                <text:p>0.004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46284">
                <text:p>0.00462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46368">
                <text:p>0.00463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46452">
                <text:p>0.00464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46536">
                <text:p>0.00465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4662">
                <text:p>0.0046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46704">
                <text:p>0.00467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46788">
                <text:p>0.00467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46872">
                <text:p>0.00468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46956">
                <text:p>0.00469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4704">
                <text:p>0.0047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47124">
                <text:p>0.00471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47208">
                <text:p>0.00472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47292">
                <text:p>0.00472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47376">
                <text:p>0.00473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4746">
                <text:p>0.0047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47544">
                <text:p>0.00475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47628">
                <text:p>0.00476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47712">
                <text:p>0.00477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47796">
                <text:p>0.00477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4788">
                <text:p>0.0047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47964">
                <text:p>0.00479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48048">
                <text:p>0.00480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48132">
                <text:p>0.00481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48216">
                <text:p>0.00482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483">
                <text:p>0.0048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48384">
                <text:p>0.00483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48468">
                <text:p>0.00484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48552">
                <text:p>0.00485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48636">
                <text:p>0.00486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4872">
                <text:p>0.0048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48804">
                <text:p>0.00488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48888">
                <text:p>0.00488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48972">
                <text:p>0.00489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49056">
                <text:p>0.00490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4914">
                <text:p>0.0049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49224">
                <text:p>0.00492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49308">
                <text:p>0.00493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49392">
                <text:p>0.00493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49476">
                <text:p>0.00494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4956">
                <text:p>0.0049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49644">
                <text:p>0.00496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49728">
                <text:p>0.00497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49812">
                <text:p>0.00498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49896">
                <text:p>0.00498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4998">
                <text:p>0.00499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50064">
                <text:p>0.0050064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50148">
                <text:p>0.005014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50232">
                <text:p>0.0050232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50316">
                <text:p>0.0050316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504">
                <text:p>0.0050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50484">
                <text:p>0.005048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50568">
                <text:p>0.005056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50652">
                <text:p>0.005065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50736">
                <text:p>0.005073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5082">
                <text:p>0.00508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50904">
                <text:p>0.005090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50988">
                <text:p>0.00509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51072">
                <text:p>0.00510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51156">
                <text:p>0.00511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5124">
                <text:p>0.0051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51324">
                <text:p>0.00513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51408">
                <text:p>0.00514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51492">
                <text:p>0.00514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51576">
                <text:p>0.00515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5166">
                <text:p>0.00516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51744">
                <text:p>0.00517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51828">
                <text:p>0.00518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51912">
                <text:p>0.00519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51996">
                <text:p>0.00519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5208">
                <text:p>0.0052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52164">
                <text:p>0.00521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52248">
                <text:p>0.00522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52332">
                <text:p>0.00523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52416">
                <text:p>0.00524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525">
                <text:p>0.0052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52584">
                <text:p>0.00525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52668">
                <text:p>0.00526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52752">
                <text:p>0.00527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52836">
                <text:p>0.00528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5292">
                <text:p>0.0052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53004">
                <text:p>0.00530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53088">
                <text:p>0.00530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53172">
                <text:p>0.00531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53256">
                <text:p>0.00532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5334">
                <text:p>0.0053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53424">
                <text:p>0.00534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53508">
                <text:p>0.00535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53592">
                <text:p>0.00535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53676">
                <text:p>0.00536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5376">
                <text:p>0.0053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53844">
                <text:p>0.00538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53928">
                <text:p>0.00539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54012">
                <text:p>0.00540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54096">
                <text:p>0.00540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5418">
                <text:p>0.0054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54264">
                <text:p>0.00542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54348">
                <text:p>0.00543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54432">
                <text:p>0.00544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54516">
                <text:p>0.00545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546">
                <text:p>0.005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54684">
                <text:p>0.00546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54768">
                <text:p>0.00547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54852">
                <text:p>0.00548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54936">
                <text:p>0.00549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5502">
                <text:p>0.0055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55104">
                <text:p>0.00551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55188">
                <text:p>0.00551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55272">
                <text:p>0.00552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55356">
                <text:p>0.00553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5544">
                <text:p>0.0055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55524">
                <text:p>0.00555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55608">
                <text:p>0.00556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55692">
                <text:p>0.00556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55776">
                <text:p>0.00557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5586">
                <text:p>0.0055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55944">
                <text:p>0.00559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56028">
                <text:p>0.00560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56112">
                <text:p>0.00561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56196">
                <text:p>0.00561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5628">
                <text:p>0.0056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56364">
                <text:p>0.00563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56448">
                <text:p>0.00564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56532">
                <text:p>0.00565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56616">
                <text:p>0.00566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567">
                <text:p>0.0056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56784">
                <text:p>0.00567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56868">
                <text:p>0.00568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56952">
                <text:p>0.00569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57036">
                <text:p>0.00570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5712">
                <text:p>0.0057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57204">
                <text:p>0.00572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57288">
                <text:p>0.00572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57372">
                <text:p>0.00573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57456">
                <text:p>0.00574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5754">
                <text:p>0.0057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57624">
                <text:p>0.00576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57708">
                <text:p>0.00577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57792">
                <text:p>0.00577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57876">
                <text:p>0.00578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5796">
                <text:p>0.0057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58044">
                <text:p>0.00580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58128">
                <text:p>0.00581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58212">
                <text:p>0.00582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58296">
                <text:p>0.00582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5838">
                <text:p>0.0058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58464">
                <text:p>0.00584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58548">
                <text:p>0.00585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58632">
                <text:p>0.00586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58716">
                <text:p>0.00587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588">
                <text:p>0.005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58884">
                <text:p>0.00588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58968">
                <text:p>0.00589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59052">
                <text:p>0.005905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59136">
                <text:p>0.00591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5922">
                <text:p>0.0059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59304">
                <text:p>0.00593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59388">
                <text:p>0.00593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59472">
                <text:p>0.00594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59556">
                <text:p>0.00595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5964">
                <text:p>0.0059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59724">
                <text:p>0.00597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59808">
                <text:p>0.00598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59892">
                <text:p>0.00598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59976">
                <text:p>0.00599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6006">
                <text:p>0.006006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60144">
                <text:p>0.0060144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60228">
                <text:p>0.006022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60312">
                <text:p>0.006031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-0.723618">
                <text:p>-0.72361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60396">
                <text:p>0.00603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6048">
                <text:p>0.0060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60564">
                <text:p>0.00605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60648">
                <text:p>0.00606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60732">
                <text:p>0.00607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60816">
                <text:p>0.00608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609">
                <text:p>0.00609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60984">
                <text:p>0.00609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61068">
                <text:p>0.006106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61152">
                <text:p>0.006115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61236">
                <text:p>0.006123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6132">
                <text:p>0.00613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61404">
                <text:p>0.006140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61488">
                <text:p>0.00614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61572">
                <text:p>0.006157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61656">
                <text:p>0.00616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6174">
                <text:p>0.0061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61824">
                <text:p>0.00618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61908">
                <text:p>0.00619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61992">
                <text:p>0.00619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62076">
                <text:p>0.00620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6216">
                <text:p>0.0062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62244">
                <text:p>0.00622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62328">
                <text:p>0.00623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62412">
                <text:p>0.00624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62496">
                <text:p>0.00624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6258">
                <text:p>0.00625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62664">
                <text:p>0.00626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62748">
                <text:p>0.00627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62832">
                <text:p>0.00628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62916">
                <text:p>0.00629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63">
                <text:p>0.006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63084">
                <text:p>0.00630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63168">
                <text:p>0.00631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63252">
                <text:p>0.00632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63336">
                <text:p>0.00633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6342">
                <text:p>0.0063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63504">
                <text:p>0.00635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63588">
                <text:p>0.00635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63672">
                <text:p>0.00636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63756">
                <text:p>0.00637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6384">
                <text:p>0.0063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63924">
                <text:p>0.00639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64008">
                <text:p>0.00640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64092">
                <text:p>0.00640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64176">
                <text:p>0.00641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6426">
                <text:p>0.0064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64344">
                <text:p>0.00643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64428">
                <text:p>0.00644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64512">
                <text:p>0.00645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64596">
                <text:p>0.00645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6468">
                <text:p>0.0064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64764">
                <text:p>0.00647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64848">
                <text:p>0.00648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64932">
                <text:p>0.00649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65016">
                <text:p>0.00650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651">
                <text:p>0.0065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65184">
                <text:p>0.00651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65268">
                <text:p>0.00652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65352">
                <text:p>0.00653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65436">
                <text:p>0.00654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6552">
                <text:p>0.0065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65604">
                <text:p>0.00656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65688">
                <text:p>0.00656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65772">
                <text:p>0.00657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65856">
                <text:p>0.00658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6594">
                <text:p>0.0065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66024">
                <text:p>0.00660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66108">
                <text:p>0.00661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66192">
                <text:p>0.00661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66276">
                <text:p>0.00662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6636">
                <text:p>0.0066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66444">
                <text:p>0.00664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66528">
                <text:p>0.00665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66612">
                <text:p>0.00666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66696">
                <text:p>0.00666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6678">
                <text:p>0.0066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66864">
                <text:p>0.00668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66948">
                <text:p>0.00669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67032">
                <text:p>0.00670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67116">
                <text:p>0.00671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672">
                <text:p>0.006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67284">
                <text:p>0.00672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67368">
                <text:p>0.00673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67452">
                <text:p>0.00674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67536">
                <text:p>0.00675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6762">
                <text:p>0.0067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67704">
                <text:p>0.00677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67788">
                <text:p>0.00677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67872">
                <text:p>0.00678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67956">
                <text:p>0.00679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6804">
                <text:p>0.0068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68124">
                <text:p>0.00681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68208">
                <text:p>0.00682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68292">
                <text:p>0.00682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68376">
                <text:p>0.00683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6846">
                <text:p>0.0068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68544">
                <text:p>0.00685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68628">
                <text:p>0.00686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68712">
                <text:p>0.00687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68796">
                <text:p>0.00687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6888">
                <text:p>0.0068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68964">
                <text:p>0.00689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69048">
                <text:p>0.00690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69132">
                <text:p>0.00691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69216">
                <text:p>0.00692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693">
                <text:p>0.00693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69384">
                <text:p>0.00693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69468">
                <text:p>0.00694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69552">
                <text:p>0.00695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69636">
                <text:p>0.00696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6972">
                <text:p>0.0069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69804">
                <text:p>0.00698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69888">
                <text:p>0.00698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69972">
                <text:p>0.00699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70056">
                <text:p>0.0070056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7014">
                <text:p>0.00701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70224">
                <text:p>0.007022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70308">
                <text:p>0.0070308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70392">
                <text:p>0.007039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70476">
                <text:p>0.0070476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7056">
                <text:p>0.007056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70644">
                <text:p>0.007064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70728">
                <text:p>0.00707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70812">
                <text:p>0.007081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70896">
                <text:p>0.00708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7098">
                <text:p>0.00709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71064">
                <text:p>0.00710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71148">
                <text:p>0.00711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71232">
                <text:p>0.00712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71316">
                <text:p>0.00713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714">
                <text:p>0.0071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71484">
                <text:p>0.00714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71568">
                <text:p>0.00715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71652">
                <text:p>0.00716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71736">
                <text:p>0.00717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7182">
                <text:p>0.00718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71904">
                <text:p>0.00719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71988">
                <text:p>0.00719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72072">
                <text:p>0.00720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72156">
                <text:p>0.00721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7224">
                <text:p>0.0072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72324">
                <text:p>0.00723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72408">
                <text:p>0.00724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72492">
                <text:p>0.00724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72576">
                <text:p>0.00725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7266">
                <text:p>0.00726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72744">
                <text:p>0.00727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72828">
                <text:p>0.00728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72912">
                <text:p>0.00729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72996">
                <text:p>0.00729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7308">
                <text:p>0.0073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73164">
                <text:p>0.00731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73248">
                <text:p>0.00732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73332">
                <text:p>0.00733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73416">
                <text:p>0.00734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735">
                <text:p>0.0073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73584">
                <text:p>0.00735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73668">
                <text:p>0.00736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73752">
                <text:p>0.00737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73836">
                <text:p>0.00738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7392">
                <text:p>0.0073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74004">
                <text:p>0.00740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74088">
                <text:p>0.00740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74172">
                <text:p>0.00741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74256">
                <text:p>0.00742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7434">
                <text:p>0.0074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74424">
                <text:p>0.00744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74508">
                <text:p>0.00745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74592">
                <text:p>0.00745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74676">
                <text:p>0.00746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7476">
                <text:p>0.0074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74844">
                <text:p>0.00748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74928">
                <text:p>0.00749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75012">
                <text:p>0.00750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75096">
                <text:p>0.00750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7518">
                <text:p>0.0075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75264">
                <text:p>0.00752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75348">
                <text:p>0.00753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75432">
                <text:p>0.00754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75516">
                <text:p>0.007551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756">
                <text:p>0.007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75684">
                <text:p>0.00756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75768">
                <text:p>0.00757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75852">
                <text:p>0.00758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75936">
                <text:p>0.00759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7602">
                <text:p>0.0076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76104">
                <text:p>0.00761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76188">
                <text:p>0.00761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76272">
                <text:p>0.00762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76356">
                <text:p>0.00763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7644">
                <text:p>0.0076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76524">
                <text:p>0.00765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76608">
                <text:p>0.00766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76692">
                <text:p>0.00766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76776">
                <text:p>0.00767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7686">
                <text:p>0.0076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76944">
                <text:p>0.00769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77028">
                <text:p>0.00770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77112">
                <text:p>0.00771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77196">
                <text:p>0.00771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7728">
                <text:p>0.0077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77364">
                <text:p>0.00773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77448">
                <text:p>0.00774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77532">
                <text:p>0.00775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77616">
                <text:p>0.00776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777">
                <text:p>0.0077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77784">
                <text:p>0.00777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77868">
                <text:p>0.00778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77952">
                <text:p>0.00779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78036">
                <text:p>0.00780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7812">
                <text:p>0.0078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78204">
                <text:p>0.00782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78288">
                <text:p>0.00782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78372">
                <text:p>0.00783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78456">
                <text:p>0.00784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7854">
                <text:p>0.0078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78624">
                <text:p>0.00786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78708">
                <text:p>0.00787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78792">
                <text:p>0.00787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78876">
                <text:p>0.00788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7896">
                <text:p>0.0078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79044">
                <text:p>0.00790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79128">
                <text:p>0.00791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79212">
                <text:p>0.00792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79296">
                <text:p>0.00792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7938">
                <text:p>0.0079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79464">
                <text:p>0.00794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79548">
                <text:p>0.00795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79632">
                <text:p>0.00796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79716">
                <text:p>0.00797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798">
                <text:p>0.007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79884">
                <text:p>0.00798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79968">
                <text:p>0.00799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80052">
                <text:p>0.0080052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-0.9447235">
                <text:p>-0.944723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80136">
                <text:p>0.0080136</text:p>
              </table:table-cell>
              <table:table-cell office:value-type="float" office:value="-0.458291457">
                <text:p>-0.458291457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8022">
                <text:p>0.00802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80304">
                <text:p>0.008030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80388">
                <text:p>0.00803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80472">
                <text:p>0.00804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80556">
                <text:p>0.00805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8064">
                <text:p>0.0080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80724">
                <text:p>0.00807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80808">
                <text:p>0.00808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80892">
                <text:p>0.00808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80976">
                <text:p>0.008097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8106">
                <text:p>0.00810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81144">
                <text:p>0.008114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81228">
                <text:p>0.008122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81312">
                <text:p>0.008131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81396">
                <text:p>0.008139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8148">
                <text:p>0.0081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81564">
                <text:p>0.008156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81648">
                <text:p>0.00816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81732">
                <text:p>0.008173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81816">
                <text:p>0.00818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819">
                <text:p>0.0081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81984">
                <text:p>0.00819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82068">
                <text:p>0.00820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82152">
                <text:p>0.00821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82236">
                <text:p>0.00822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8232">
                <text:p>0.0082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82404">
                <text:p>0.00824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82488">
                <text:p>0.00824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82572">
                <text:p>0.00825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82656">
                <text:p>0.00826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8274">
                <text:p>0.0082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82824">
                <text:p>0.00828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82908">
                <text:p>0.00829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82992">
                <text:p>0.00829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83076">
                <text:p>0.00830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8316">
                <text:p>0.0083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83244">
                <text:p>0.00832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83328">
                <text:p>0.00833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83412">
                <text:p>0.00834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83496">
                <text:p>0.00834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8358">
                <text:p>0.00835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83664">
                <text:p>0.00836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83748">
                <text:p>0.00837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83832">
                <text:p>0.00838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83916">
                <text:p>0.00839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84">
                <text:p>0.00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84084">
                <text:p>0.00840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84168">
                <text:p>0.00841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84252">
                <text:p>0.00842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84336">
                <text:p>0.00843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8442">
                <text:p>0.00844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84504">
                <text:p>0.00845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84588">
                <text:p>0.00845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84672">
                <text:p>0.00846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84756">
                <text:p>0.00847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8484">
                <text:p>0.0084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84924">
                <text:p>0.00849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85008">
                <text:p>0.00850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85092">
                <text:p>0.00850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85176">
                <text:p>0.00851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8526">
                <text:p>0.0085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85344">
                <text:p>0.00853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85428">
                <text:p>0.00854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85512">
                <text:p>0.00855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85596">
                <text:p>0.00855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8568">
                <text:p>0.0085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85764">
                <text:p>0.00857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85848">
                <text:p>0.00858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85932">
                <text:p>0.00859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86016">
                <text:p>0.00860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861">
                <text:p>0.0086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86184">
                <text:p>0.00861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86268">
                <text:p>0.00862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86352">
                <text:p>0.00863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86436">
                <text:p>0.00864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8652">
                <text:p>0.0086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86604">
                <text:p>0.00866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86688">
                <text:p>0.00866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86772">
                <text:p>0.00867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86856">
                <text:p>0.00868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8694">
                <text:p>0.0086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87024">
                <text:p>0.00870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87108">
                <text:p>0.00871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87192">
                <text:p>0.00871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87276">
                <text:p>0.00872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8736">
                <text:p>0.0087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87444">
                <text:p>0.00874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87528">
                <text:p>0.00875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87612">
                <text:p>0.00876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87696">
                <text:p>0.00876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8778">
                <text:p>0.0087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87864">
                <text:p>0.00878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87948">
                <text:p>0.00879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88032">
                <text:p>0.00880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88116">
                <text:p>0.00881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882">
                <text:p>0.0088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88284">
                <text:p>0.00882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88368">
                <text:p>0.00883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88452">
                <text:p>0.00884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88536">
                <text:p>0.00885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8862">
                <text:p>0.0088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88704">
                <text:p>0.00887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88788">
                <text:p>0.00887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88872">
                <text:p>0.00888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88956">
                <text:p>0.00889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8904">
                <text:p>0.0089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89124">
                <text:p>0.00891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89208">
                <text:p>0.00892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89292">
                <text:p>0.00892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89376">
                <text:p>0.00893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8946">
                <text:p>0.0089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89544">
                <text:p>0.00895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89628">
                <text:p>0.00896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89712">
                <text:p>0.00897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89796">
                <text:p>0.00897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8988">
                <text:p>0.0089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89964">
                <text:p>0.00899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90048">
                <text:p>0.0090048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90132">
                <text:p>0.0090132</text:p>
              </table:table-cell>
              <table:table-cell office:value-type="float" office:value="0.442211055">
                <text:p>0.442211055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90216">
                <text:p>0.0090216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903">
                <text:p>0.00903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90384">
                <text:p>0.0090384</text:p>
              </table:table-cell>
              <table:table-cell office:value-type="float" office:value="0.450251256">
                <text:p>0.450251256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90468">
                <text:p>0.009046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90552">
                <text:p>0.009055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90636">
                <text:p>0.009063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9072">
                <text:p>0.00907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90804">
                <text:p>0.009080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90888">
                <text:p>0.00908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90972">
                <text:p>0.00909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91056">
                <text:p>0.00910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9114">
                <text:p>0.00911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91224">
                <text:p>0.00912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91308">
                <text:p>0.00913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91392">
                <text:p>0.00913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91476">
                <text:p>0.00914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9156">
                <text:p>0.0091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91644">
                <text:p>0.00916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91728">
                <text:p>0.00917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91812">
                <text:p>0.00918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91896">
                <text:p>0.00918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9198">
                <text:p>0.00919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92064">
                <text:p>0.00920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92148">
                <text:p>0.00921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92232">
                <text:p>0.00922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92316">
                <text:p>0.00923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924">
                <text:p>0.009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92484">
                <text:p>0.00924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92568">
                <text:p>0.00925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92652">
                <text:p>0.00926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92736">
                <text:p>0.00927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9282">
                <text:p>0.0092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92904">
                <text:p>0.00929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92988">
                <text:p>0.00929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93072">
                <text:p>0.00930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93156">
                <text:p>0.00931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9324">
                <text:p>0.0093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93324">
                <text:p>0.00933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93408">
                <text:p>0.00934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93492">
                <text:p>0.00934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93576">
                <text:p>0.00935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9366">
                <text:p>0.0093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93744">
                <text:p>0.00937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93828">
                <text:p>0.00938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93912">
                <text:p>0.00939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93996">
                <text:p>0.00939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9408">
                <text:p>0.0094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94164">
                <text:p>0.00941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94248">
                <text:p>0.00942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94332">
                <text:p>0.00943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94416">
                <text:p>0.00944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945">
                <text:p>0.0094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94584">
                <text:p>0.00945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94668">
                <text:p>0.00946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94752">
                <text:p>0.00947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94836">
                <text:p>0.00948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9492">
                <text:p>0.0094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95004">
                <text:p>0.00950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95088">
                <text:p>0.00950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95172">
                <text:p>0.00951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95256">
                <text:p>0.00952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9534">
                <text:p>0.0095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95424">
                <text:p>0.00954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95508">
                <text:p>0.00955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95592">
                <text:p>0.00955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95676">
                <text:p>0.00956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9576">
                <text:p>0.0095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95844">
                <text:p>0.00958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95928">
                <text:p>0.00959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96012">
                <text:p>0.00960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96096">
                <text:p>0.00960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9618">
                <text:p>0.0096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96264">
                <text:p>0.00962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96348">
                <text:p>0.00963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96432">
                <text:p>0.00964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96516">
                <text:p>0.00965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966">
                <text:p>0.009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96684">
                <text:p>0.00966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96768">
                <text:p>0.00967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96852">
                <text:p>0.00968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96936">
                <text:p>0.00969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9702">
                <text:p>0.0097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97104">
                <text:p>0.00971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97188">
                <text:p>0.00971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97272">
                <text:p>0.00972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97356">
                <text:p>0.00973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9744">
                <text:p>0.0097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97524">
                <text:p>0.00975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97608">
                <text:p>0.00976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97692">
                <text:p>0.00976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97776">
                <text:p>0.00977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9786">
                <text:p>0.0097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97944">
                <text:p>0.00979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98028">
                <text:p>0.00980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98112">
                <text:p>0.00981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98196">
                <text:p>0.00981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9828">
                <text:p>0.0098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98364">
                <text:p>0.00983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98448">
                <text:p>0.00984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98532">
                <text:p>0.00985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98616">
                <text:p>0.00986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987">
                <text:p>0.0098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98784">
                <text:p>0.00987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98868">
                <text:p>0.00988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98952">
                <text:p>0.00989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99036">
                <text:p>0.00990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9912">
                <text:p>0.0099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99204">
                <text:p>0.00992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99288">
                <text:p>0.00992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99372">
                <text:p>0.00993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99456">
                <text:p>0.00994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9954">
                <text:p>0.0099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99624">
                <text:p>0.00996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99708">
                <text:p>0.00997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99792">
                <text:p>0.00997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99876">
                <text:p>0.00998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